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ato" svg:font-family="Lat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ato1" svg:font-family="Lato" style:font-family-generic="system" style:font-pitch="variable"/>
    <style:font-face style:name="Liberation Serif1" svg:font-family="'Liberation Serif'"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Times New Roman1" svg:font-family="'Times New Roman'" style:font-family-generic="system" style:font-pitch="variable"/>
    <style:font-face style:name="Times New Roman CE" svg:font-family="'Times New Roman CE'" style:font-family-generic="system" style:font-pitch="variable"/>
    <style:font-face style:name="Times New Roman Tur" svg:font-family="'Times New Roman Tu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ato" fo:font-weight="bold" style:font-weight-asian="bold" style:font-name-complex="Lato1" style:font-weight-complex="bold"/>
    </style:style>
    <style:style style:name="P2" style:family="paragraph" style:parent-style-name="Standard">
      <style:text-properties style:font-name="Lato" style:font-name-complex="Lato1"/>
    </style:style>
    <style:style style:name="P3" style:family="paragraph" style:parent-style-name="Standard">
      <style:paragraph-properties fo:break-before="page"/>
    </style:style>
    <style:style style:name="P4"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Lato1"/>
    </style:style>
    <style:style style:name="P5" style:family="paragraph" style:parent-style-name="Standard">
      <style:paragraph-properties fo:margin-left="0cm" fo:margin-right="0.3cm" fo:line-height="0.564cm" fo:text-align="justify" style:justify-single-word="false" fo:text-indent="1cm" style:auto-text-indent="false">
        <style:tab-stops>
          <style:tab-stop style:position="0.288cm"/>
        </style:tab-stops>
      </style:paragraph-properties>
      <style:text-properties style:font-name="Lato" fo:font-size="11pt" fo:font-weight="bold" style:font-size-asian="11pt" style:font-weight-asian="bold" style:font-name-complex="Lato1"/>
    </style:style>
    <style:style style:name="P6" style:family="paragraph" style:parent-style-name="Standard">
      <style:paragraph-properties fo:margin-left="0cm" fo:margin-right="0.3cm" fo:line-height="0.564cm" fo:text-align="justify" style:justify-single-word="false" fo:text-indent="1cm" style:auto-text-indent="false"/>
    </style:style>
    <style:style style:name="P7" style:family="paragraph" style:parent-style-name="Standard">
      <style:paragraph-properties fo:margin-left="0cm" fo:margin-right="0.3cm" fo:line-height="0.564cm" fo:text-align="justify" style:justify-single-word="false" fo:text-indent="1cm" style:auto-text-indent="false">
        <style:tab-stops>
          <style:tab-stop style:position="0.288cm"/>
        </style:tab-stops>
      </style:paragraph-properties>
    </style:style>
    <style:style style:name="P8" style:family="paragraph" style:parent-style-name="Title">
      <style:paragraph-properties style:writing-mode="lr-tb"/>
    </style:style>
    <style:style style:name="P9" style:family="paragraph" style:parent-style-name="Title">
      <style:paragraph-properties fo:break-before="page" style:writing-mode="lr-tb"/>
    </style:style>
    <style:style style:name="P10" style:family="paragraph" style:parent-style-name="metin">
      <style:paragraph-properties fo:margin-left="0cm" fo:margin-right="0.3cm" fo:line-height="0.564cm" fo:text-indent="1cm" style:auto-text-indent="false" style:writing-mode="lr-tb"/>
      <style:text-properties style:font-name="Lato" fo:font-size="11pt" style:font-size-asian="11pt" style:font-name-complex="Lato1"/>
    </style:style>
    <style:style style:name="P11" style:family="paragraph" style:parent-style-name="metin">
      <style:paragraph-properties fo:margin-left="0cm" fo:margin-right="0.3cm" fo:line-height="0.564cm" fo:text-align="center" style:justify-single-word="false" fo:text-indent="1cm" style:auto-text-indent="false" style:writing-mode="lr-tb"/>
      <style:text-properties style:font-name="Lato" fo:font-size="11pt" style:font-size-asian="11pt" style:font-name-complex="Lato1"/>
    </style:style>
    <style:style style:name="P12" style:family="paragraph" style:parent-style-name="metin">
      <style:paragraph-properties fo:margin-left="0cm" fo:margin-right="0.3cm" fo:line-height="0.564cm" fo:text-align="center" style:justify-single-word="false" fo:text-indent="1cm" style:auto-text-indent="false" style:writing-mode="lr-tb"/>
      <style:text-properties style:font-name="Lato" fo:font-size="11pt" fo:font-weight="bold" style:font-name-asian="Times New Roman1" style:font-size-asian="11pt" style:font-weight-asian="bold" style:font-name-complex="Lato1"/>
    </style:style>
    <style:style style:name="P13" style:family="paragraph" style:parent-style-name="metin">
      <style:paragraph-properties fo:margin-left="0cm" fo:margin-right="0.3cm" fo:line-height="0.564cm" fo:text-align="center" style:justify-single-word="false" fo:text-indent="1cm" style:auto-text-indent="false" style:writing-mode="lr-tb"/>
      <style:text-properties style:font-name="Lato" fo:font-size="11pt" fo:font-weight="bold" style:font-size-asian="11pt" style:font-weight-asian="bold" style:font-name-complex="Lato1"/>
    </style:style>
    <style:style style:name="P14" style:family="paragraph" style:parent-style-name="metin">
      <style:paragraph-properties fo:margin-left="0cm" fo:margin-right="0.3cm" fo:line-height="0.564cm" fo:text-indent="1cm" style:auto-text-indent="false" style:writing-mode="lr-tb"/>
      <style:text-properties style:font-name="Lato" fo:font-size="11pt" style:font-name-asian="Times New Roman1" style:font-size-asian="11pt" style:font-name-complex="Lato1"/>
    </style:style>
    <style:style style:name="P15" style:family="paragraph" style:parent-style-name="metin">
      <style:paragraph-properties fo:margin-left="0cm" fo:margin-right="0.3cm" fo:line-height="0.564cm" fo:text-align="center" style:justify-single-word="false" fo:text-indent="1cm" style:auto-text-indent="false" style:writing-mode="lr-tb"/>
      <style:text-properties style:font-name="Lato" fo:font-size="11pt" style:font-name-asian="Times New Roman1" style:font-size-asian="11pt" style:font-name-complex="Lato1"/>
    </style:style>
    <style:style style:name="P16" style:family="paragraph" style:parent-style-name="metin">
      <style:paragraph-properties fo:margin-left="0cm" fo:margin-right="0.3cm" fo:line-height="0.564cm" fo:text-indent="1cm" style:auto-text-indent="false" style:writing-mode="lr-tb"/>
      <style:text-properties style:font-name="Lato" fo:font-size="11pt" fo:letter-spacing="0.009cm" style:font-size-asian="11pt" style:font-name-complex="Lato1"/>
    </style:style>
    <style:style style:name="P17" style:family="paragraph" style:parent-style-name="metin">
      <style:paragraph-properties fo:margin-left="0cm" fo:margin-right="0.3cm" fo:line-height="0.564cm" fo:text-indent="1cm" style:auto-text-indent="false" style:writing-mode="lr-tb"/>
      <style:text-properties style:font-name="Lato" style:font-name-complex="Lato1"/>
    </style:style>
    <style:style style:name="P18" style:family="paragraph" style:parent-style-name="metin">
      <style:paragraph-properties fo:margin-left="0cm" fo:margin-right="0.3cm" fo:line-height="0.423cm" fo:text-indent="1cm" style:auto-text-indent="false" style:writing-mode="lr-tb"/>
      <style:text-properties style:font-name="Lato" style:font-name-complex="Lato1"/>
    </style:style>
    <style:style style:name="P19" style:family="paragraph" style:parent-style-name="metin">
      <style:paragraph-properties fo:margin-left="0cm" fo:margin-right="0.3cm" fo:line-height="0.423cm" fo:text-align="center" style:justify-single-word="false" fo:text-indent="1cm" style:auto-text-indent="false" style:writing-mode="lr-tb"/>
      <style:text-properties style:font-name="Lato" style:font-name-complex="Lato1"/>
    </style:style>
    <style:style style:name="P20" style:family="paragraph" style:parent-style-name="metin">
      <style:paragraph-properties fo:margin-left="0cm" fo:margin-right="0.3cm" fo:line-height="0.564cm" fo:text-indent="1cm" style:auto-text-indent="false" style:writing-mode="lr-tb"/>
    </style:style>
    <style:style style:name="P21" style:family="paragraph" style:parent-style-name="metin">
      <style:paragraph-properties fo:margin-left="0cm" fo:margin-right="0.3cm" fo:line-height="0.564cm" fo:text-align="center" style:justify-single-word="false" fo:text-indent="1cm" style:auto-text-indent="false" style:writing-mode="lr-tb"/>
    </style:style>
    <style:style style:name="P22" style:family="paragraph" style:parent-style-name="metin">
      <style:paragraph-properties fo:margin-left="0cm" fo:margin-right="0.3cm" fo:line-height="0.423cm" fo:text-indent="1cm" style:auto-text-indent="false" style:writing-mode="lr-tb"/>
    </style:style>
    <style:style style:name="P23" style:family="paragraph" style:parent-style-name="metin">
      <style:paragraph-properties fo:margin-left="0cm" fo:margin-right="0.3cm" fo:line-height="0.564cm" fo:text-indent="1cm" style:auto-text-indent="false" fo:break-before="page" style:writing-mode="lr-tb"/>
      <style:text-properties style:font-name="Lato" fo:font-size="11pt" style:font-size-asian="11pt" style:font-name-complex="Lato1"/>
    </style:style>
    <style:style style:name="P24" style:family="paragraph" style:parent-style-name="metin">
      <style:paragraph-properties fo:margin-left="0cm" fo:margin-right="0.3cm" fo:line-height="0.423cm" fo:text-indent="1cm" style:auto-text-indent="false" fo:break-before="page" style:writing-mode="lr-tb"/>
    </style:style>
    <style:style style:name="P25" style:family="paragraph" style:parent-style-name="metin" style:master-page-name="Standard">
      <style:paragraph-properties fo:margin-left="0cm" fo:margin-right="0.3cm" fo:line-height="0.564cm" fo:text-align="center" style:justify-single-word="false" fo:text-indent="1cm" style:auto-text-indent="false" style:page-number="auto" style:writing-mode="lr-tb"/>
      <style:text-properties style:font-name="Lato" fo:font-size="11pt" style:font-size-asian="11pt" style:font-name-complex="Lato1"/>
    </style:style>
    <style:style style:name="P26" style:family="paragraph" style:parent-style-name="yeniarabaslik">
      <style:paragraph-properties fo:margin-left="0cm" fo:margin-right="0.3cm" fo:line-height="0.423cm" fo:text-indent="1cm" style:auto-text-indent="false" style:writing-mode="lr-tb"/>
    </style:style>
    <style:style style:name="P27" style:family="paragraph" style:parent-style-name="yeniarabaslik">
      <style:paragraph-properties fo:margin-left="0cm" fo:margin-right="0.3cm" fo:line-height="0.564cm" fo:text-indent="1cm" style:auto-text-indent="false" style:writing-mode="lr-tb"/>
      <style:text-properties fo:font-size="11pt" fo:letter-spacing="normal" style:font-size-asian="11pt"/>
    </style:style>
    <style:style style:name="P28" style:family="paragraph" style:parent-style-name="yeniarabaslik">
      <style:paragraph-properties fo:margin-left="0cm" fo:margin-right="0.3cm" fo:line-height="0.564cm" fo:text-indent="1cm" style:auto-text-indent="false" style:writing-mode="lr-tb"/>
      <style:text-properties fo:font-size="11pt" style:font-size-asian="11pt"/>
    </style:style>
    <style:style style:name="T1" style:family="text">
      <style:text-properties style:font-name="Lato" style:font-name-complex="Lato1"/>
    </style:style>
    <style:style style:name="T2" style:family="text">
      <style:text-properties style:font-name="Lato" fo:font-size="11pt" fo:font-weight="bold" style:font-name-asian="Times New Roman1" style:font-size-asian="11pt" style:font-weight-asian="bold" style:font-name-complex="Lato1"/>
    </style:style>
    <style:style style:name="T3" style:family="text">
      <style:text-properties style:font-name="Lato" fo:font-size="11pt" fo:font-weight="bold" style:font-name-asian="Times New Roman CE" style:font-size-asian="11pt" style:font-weight-asian="bold" style:font-name-complex="Lato1"/>
    </style:style>
    <style:style style:name="T4" style:family="text">
      <style:text-properties style:font-name="Lato" fo:font-size="11pt" fo:font-weight="bold" style:font-name-asian="Times New Roman Tur" style:font-size-asian="11pt" style:font-weight-asian="bold" style:font-name-complex="Lato1"/>
    </style:style>
    <style:style style:name="T5" style:family="text">
      <style:text-properties style:font-name="Lato" fo:font-size="11pt" style:font-name-asian="Times New Roman1" style:font-size-asian="11pt" style:font-name-complex="Lato1"/>
    </style:style>
    <style:style style:name="T6" style:family="text">
      <style:text-properties style:font-name="Lato" fo:font-size="11pt" style:font-name-asian="Times New Roman Tur" style:font-size-asian="11pt" style:font-name-complex="Lato1"/>
    </style:style>
    <style:style style:name="T7" style:family="text">
      <style:text-properties style:font-name="Lato" fo:font-size="11pt" style:font-name-asian="Times New Roman CE" style:font-size-asian="11pt" style:font-name-complex="Lato1"/>
    </style:style>
    <style:style style:name="T8" style:family="text">
      <style:text-properties style:font-name="Lato" fo:font-size="11pt" fo:font-style="italic" style:font-name-asian="Times New Roman Tur" style:font-size-asian="11pt" style:font-style-asian="italic" style:font-name-complex="Lato1"/>
    </style:style>
    <style:style style:name="T9" style:family="text">
      <style:text-properties style:font-name="Lato" fo:font-size="11pt" fo:font-style="italic" style:font-name-asian="Times New Roman1" style:font-size-asian="11pt" style:font-style-asian="italic" style:font-name-complex="Lato1"/>
    </style:style>
    <style:style style:name="T10" style:family="text">
      <style:text-properties style:font-name="Lato" fo:font-size="11pt" fo:letter-spacing="0.009cm" style:font-name-asian="Times New Roman Tur" style:font-size-asian="11pt" style:font-name-complex="Lato1"/>
    </style:style>
    <style:style style:name="T11" style:family="text">
      <style:text-properties style:font-name="Lato" fo:font-size="18pt" style:font-size-asian="18pt" style:font-name-complex="Lato1" style:font-size-complex="18pt"/>
    </style:style>
    <style:style style:name="T12" style:family="text">
      <style:text-properties style:font-name="Lato" fo:font-size="20pt" style:font-size-asian="20pt" style:font-name-complex="Lato1" style:font-size-complex="20pt"/>
    </style:style>
    <style:style style:name="T13" style:family="text">
      <style:text-properties style:font-name="Lato" fo:font-size="22pt" style:font-size-asian="22pt" style:font-name-complex="Lato1" style:font-size-complex="22pt"/>
    </style:style>
    <style:style style:name="T14" style:family="text">
      <style:text-properties style:font-name="Lato" fo:font-size="16pt" fo:font-weight="bold" style:font-name-asian="Times New Roman1" style:font-size-asian="16pt" style:font-weight-asian="bold" style:font-name-complex="Lato1"/>
    </style:style>
    <style:style style:name="T15" style:family="text">
      <style:text-properties style:font-name="Lato" fo:font-size="16pt" fo:font-weight="bold" style:font-name-asian="Times New Roman1" style:font-size-asian="16pt" style:font-weight-asian="bold" style:font-name-complex="Lato1" style:font-weight-complex="bold"/>
    </style:style>
    <style:style style:name="T16" style:family="text">
      <style:text-properties style:font-name="Lato" fo:font-size="16pt" fo:font-weight="bold" style:font-name-asian="Times New Roman Tur" style:font-size-asian="16pt" style:font-weight-asian="bold" style:font-name-complex="Lato1" style:font-weight-complex="bold"/>
    </style:style>
    <style:style style:name="T17" style:family="text">
      <style:text-properties style:font-name="Lato" fo:font-size="16pt" fo:letter-spacing="normal" fo:font-weight="bold" style:font-name-asian="Times New Roman Tur" style:font-size-asian="16pt" style:font-weight-asian="bold" style:font-name-complex="Lato1" style:font-weight-complex="bold"/>
    </style:style>
    <style:style style:name="T18" style:family="text">
      <style:text-properties style:font-name="Lato" fo:font-size="16pt" fo:letter-spacing="normal" fo:font-weight="bold" style:font-name-asian="Times New Roman CE" style:font-size-asian="16pt" style:font-weight-asian="bold" style:font-name-complex="Lato1" style:font-weight-complex="bold"/>
    </style:style>
    <style:style style:name="T19" style:family="text">
      <style:text-properties style:font-name="Lato" fo:font-size="16pt" fo:letter-spacing="normal" fo:font-weight="bold" style:font-name-asian="Times New Roman1" style:font-size-asian="16pt" style:font-weight-asian="bold" style:font-name-complex="Lato1" style:font-weight-complex="bold"/>
    </style:style>
    <style:style style:name="T20" style:family="text">
      <style:text-properties style:font-name="Lato" fo:font-weight="bold" style:font-weight-asian="bold" style:font-name-complex="Lato1" style:font-weight-complex="bold"/>
    </style:style>
    <style:style style:name="T21" style:family="text">
      <style:text-properties fo:font-size="16pt" fo:letter-spacing="normal" fo:font-weight="bold" style:font-name-asian="Times New Roman Tur" style:font-size-asian="16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11"/>
      <text:p text:style-name="P11"/>
      <text:p text:style-name="P11"/>
      <text:p text:style-name="P11"/>
      <text:p text:style-name="P11"/>
      <text:p text:style-name="P11"/>
      <text:p text:style-name="P11"/>
      <text:p text:style-name="P11"/>
      <text:p text:style-name="P8"><text:span text:style-name="T1">50 MADDEDE</text:span></text:p>
      <text:p text:style-name="P8"><text:span text:style-name="T1">EVRİM</text:span></text:p>
      <text:p text:style-name="P8"><text:span text:style-name="T1">TEORİSİNİN</text:span></text:p>
      <text:p text:style-name="P8"><text:bookmark text:name="__DdeLink__9642_2268125973"/><text:span text:style-name="T1">ÇÖKÜŞÜ</text:span></text:p>
      <text:p text:style-name="P11"/>
      <text:p text:style-name="P11"/>
      <text:p text:style-name="P11"/>
      <text:p text:style-name="P11"/>
      <text:p text:style-name="P11"/>
      <text:p text:style-name="P11"/>
      <text:p text:style-name="P11"/>
      <text:p text:style-name="P11"><text:soft-page-break/></text:p>
      <text:p text:style-name="P11"/>
      <text:p text:style-name="P8"><text:span text:style-name="T1">HARUN YAHYA</text:span></text:p>
      <text:p text:style-name="P17"/>
      <text:p text:style-name="P23"/>
      <text:p text:style-name="P10"/>
      <text:p text:style-name="P10"/>
      <text:p text:style-name="P10"/>
      <text:p text:style-name="P10"/>
      <text:p text:style-name="P10"/>
      <text:p text:style-name="P10"/>
      <text:p text:style-name="P10"/>
      <text:p text:style-name="P10"/>
      <text:p text:style-name="P10"/>
      <text:p text:style-name="P21"><text:span text:style-name="T2">Haziran, 2003</text:span></text:p>
      <text:p text:style-name="P12"/>
      <text:p text:style-name="P13"/>
      <text:p text:style-name="P21"><text:span text:style-name="T3">ARAŞTIRMA</text:span></text:p>
      <text:p text:style-name="P21"><text:span text:style-name="T2">YAYINCILIK</text:span></text:p>
      <text:p text:style-name="P11"/>
      <text:p text:style-name="P11"/>
      <text:p text:style-name="P21"><text:span text:style-name="T5">Merkez Mahallesi, Cumhuriyet Caddesi,</text:span></text:p>
      <text:p text:style-name="P21"><text:span text:style-name="T6">Alimanoğlu İş Merkezi, No: 40 Zemin Kat</text:span></text:p>
      <text:p text:style-name="P21"><text:span text:style-name="T6">Güneşli / İstanbul</text:span></text:p>
      <text:p text:style-name="P21"><text:span text:style-name="T5">Tel: 0212 511 72 30</text:span></text:p>
      <text:p text:style-name="P15"><text:soft-page-break/></text:p>
      <text:p text:style-name="P15"/>
      <text:p text:style-name="P21"><text:span text:style-name="T6">Baskı: Seçil Ofset</text:span></text:p>
      <text:p text:style-name="P21"><text:span text:style-name="T6">100 Yıl Mahallesi MAS-SİT Matbaacılar Sitesi</text:span></text:p>
      <text:p text:style-name="P21"><text:span text:style-name="T6">4. Cadde No: 77 Bağcılar-İstanbul</text:span></text:p>
      <text:p text:style-name="P21"><text:span text:style-name="T5">Tel: (0 212) 629 06 15</text:span></text:p>
      <text:p text:style-name="P19"/>
      <text:p text:style-name="P9"><text:span text:style-name="T11">YAZAR HAKKINDA</text:span></text:p>
      <text:p text:style-name="P10"/>
      <text:p text:style-name="P10"/>
      <text:p text:style-name="P20"><text:span text:style-name="T6">Harun Yahya müstear ismini kullanan yaz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0"><text:span text:style-name="T6">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span></text:p>
      <text:p text:style-name="P20"><text:span text:style-name="T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span></text:p>
      <text:p text:style-name="P20"><text:span text:style-name="T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span></text:p>
      <text:p text:style-name="P20"><text:span text:style-name="T6">Dünyanın dört bir yanında olağanüstü takdir toplayan bu eserler pek çok insanın iman etmesine, pek çoğunun da imanında derinleşmesine vesile olmaktadır. Kitapları okuyan, inceleyen her kişi, bu eserlerdeki hikmetli, özlü, kolay</text:span><text:span text:style-name="T5"> </text:span><text:span text:style-name="T6">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span></text:p>
      <text:p text:style-name="P20"><text:span text:style-name="T6">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span></text:p>
      <text:p text:style-name="P20"><text:span text:style-name="T6">Bu gerçekler göz önünde bulundurulduğunda, insanların görmediklerini görmelerini sağlayan, hidayetlerine vesile olan bu eserlerin okunmasını teşvik etmenin de, çok önemli bir hizmet olduğu ortaya çıkmaktadır.</text:span></text:p>
      <text:p text:style-name="P20"><text:span text:style-name="T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span></text:p>
      <text:p text:style-name="P20"><text:span text:style-name="T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span></text:p>
      <text:p text:style-name="P20"><text:span text:style-name="T6">Bu önemli hizmette öncü rolü üstlenmiş olan Harun Yahya külliyatı, Allah'ın izniyle, 21. yüzyılda dünya insanlarını Kuran'da tarif edilen huzur ve barışa, doğruluk ve adalete, güzellik ve mutluluğa taşımaya bir vesile olacaktır.</text:span></text:p>
      <text:p text:style-name="P10"/>
      <text:p text:style-name="P10"/>
      <text:p text:style-name="P19"/>
      <text:p text:style-name="P9"><text:span text:style-name="T12">OKUYUCUYA</text:span></text:p>
      <text:p text:style-name="P10"/>
      <text:p text:style-name="P10"/>
      <text:p text:style-name="P20"><text:span text:style-name="T6">Yazarın eserlerinde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text:span></text:p>
      <text:p text:style-name="P20"><text:span text:style-name="T6">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span></text:p>
      <text:p text:style-name="P20"><text:span text:style-name="T6">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20"><text:span text:style-name="T6">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20"><text:span text:style-name="T6">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20"><text:span text:style-name="T6">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20"><text:span text:style-name="T6">Bu eserlerde, diğer bazı eserlerde görülen, yazarın şahsi kanaatlerine, şüpheli kaynaklara dayalı izahlara, mukaddesata karşı gereken adaba ve saygıya dikkat etmeyen üsluplara, burkuntu veren ümitsiz, şüpheci ve ye'se sürükleyen anlatımlara rastlayamazsınız.</text:span></text:p>
      <text:p text:style-name="P10"/>
      <text:p text:style-name="P10"/>
      <text:p text:style-name="P10"/>
      <text:p text:style-name="P10"/>
      <text:p text:style-name="P18"/>
      <text:p text:style-name="P9"><text:span text:style-name="T13">GİRİŞ</text:span></text:p>
      <text:p text:style-name="P10"/>
      <text:p text:style-name="P10"/>
      <text:p text:style-name="P20"><text:span text:style-name="T6">Yaklaşık 150 yıldır okul kitaplarından bilimsel yayınlara kadar her yerde bilimsel bir gerçek gibi sunulmaya çalışılan evrim teorisi gerçekte son derece çürük temellere dayanmaktadır. 150 yıldır evrimcilerin ortaya attıkları her iddia, bilim tarafından teker teker yalanlanmıştır. Evrimciler ise, artık teorilerini ispatlamaya çalışmaktan vazgeçmişler, ancak propaganda, demagoji, göz boyama gibi yöntemlerle bu teoriyi ayakta tutabilmenin yollarını aramaya başlamışlardır. Amaçları bilimsel bir gerçeği savunmak değil, sözde bilimsel olan bir safsatayı, materyalist ve ateist dünya görüşlerini devam ettirebilmek uğruna yaşatmaya çalışmaktır. </text:span></text:p>
      <text:p text:style-name="P20"><text:span text:style-name="T6">Elinizdeki bu kitapçıkta, evrim teorisinin temel iddiaları bilimsel delillerle çürütülmektedir. Canlılığın evrimle meydana gelmesinin neden imkansız olduğu çok somut ve size çok yakın örneklerle ispatlanmaktadır. Bu kitapçığın içeriğini bilmeniz, dünyanın herhangi bir yerindeki herhangi bir evrimciye gerekli bilimsel ve akılcı cevapları vermenize ve evrimcilerin iddialarını çürütmenize,</text:span><text:span text:style-name="T5"> </text:span><text:span text:style-name="T6">Allah'ın izniyle yeterli olacaktır.</text:span></text:p>
      <text:p text:style-name="P20"><text:span text:style-name="T6">Konu hakkında daha geniş bilgi edinmek isterseniz yazarın binlerce sayfadan oluşan Evrim Aldatmacası, Evrim Açmazı (Ansiklopedik) (2 cilt), Evrim Yalanını Çökerten Gerçekler Serisi (19 kitap), Evrimcilere Net Cevap (4 kitap), Hayatın Gerçek Kökeni, Evrimcilerin Yanılgıları, Evrimcilerin İtirafları gibi eserlerine başvurabilirsiniz. Yazarın 200'ü aşkın kitabına</text:span><text:span text:style-name="T5"> </text:span><text:span text:style-name="T7">www.harunyahya.org sitesinden ücretsiz olarak ulaşabilirsiniz.</text:span></text:p>
      <text:p text:style-name="P18"/>
      <text:p text:style-name="P24"><text:span text:style-name="T14">1 </text:span></text:p>
      <text:p text:style-name="P22"><text:span text:style-name="T14">Evrim Teorisi, Tesadüfleri</text:span></text:p>
      <text:p text:style-name="P26"><text:span text:style-name="T21">Yaratıcı Bir İlah Olarak Görür</text:span></text:p>
      <text:p text:style-name="P10"/>
      <text:p text:style-name="P20"><text:span text:style-name="T6">Evrim teorisinin iddiasına göre, fosfor, karbon gibi bilinçsiz, akılsız, yeteneksiz, bilgisiz ve cansız atomlar tesadüfler sonucunda biraraya gelmişler, yıldırımlar, volkanlar, ultraviyole ışınları, radyasyon gibi doğal olaylar sonucunda kendilerini kusursuzca organize ederek proteinleri, hücreleri, balıkları, kedileri, tavşanları, aslanları, kuşları, insanları ve tüm canlılığı meydana getirmişlerdir. </text:span></text:p>
      <text:p text:style-name="P20"><text:span text:style-name="T6">Tesadüfleri yaratıcı bir ilah kabul eden evrim teorisinin temel iddiası budur. Böyle bir iddiaya inanmak ise akla, mantığa ve bilime karşıdır. </text:span></text:p>
      <text:p text:style-name="P27"/>
      <text:p text:style-name="P27"/>
      <text:p text:style-name="Standard"><text:span text:style-name="T1"><text:s/></text:span><text:span text:style-name="T20">2</text:span></text:p>
      <text:p text:style-name="Standard"><text:span text:style-name="T20">Doğal Seleksiyon Canlılardaki Karmaşık</text:span></text:p>
      <text:p text:style-name="Standard"><text:span text:style-name="T20">Yapıların Nasıl Meydana Geldiğini Açıklayamaz</text:span></text:p>
      <text:p text:style-name="P10"/>
      <text:p text:style-name="P20"><text:span text:style-name="T6">Evrim teorisi, yaşadıkları ortama en iyi uyum sağlayan canlıların daha çok yaşama ve çoğalma imkanı bulduklarını ve bu şekilde faydalı özelliklerini sonraki nesillere aktarabildiklerini, türlerin bu "mekanizma"yla evrimleştiğini iddia etmektedir. </text:span></text:p>
      <text:p text:style-name="P20"><text:span text:style-name="T6">Oysa doğal seleksiyon olarak bilinen söz konusu mekanizma, canlıları evrimleştirmez, onlara yeni özellikler kazandıramaz. Sadece bir canlı türüne ait özellikleri güçlendirebilir. </text:span></text:p>
      <text:p text:style-name="P20"><text:span text:style-name="T6">Örneğin bir bölgede yaşayan tavşanlardan hızlı koşanlar hayatta kalır, diğerleri ise ölürler. Birkaç nesil sonra bu bölgedeki tavşanlar daha hızlı koşan bireylerden oluşur. Ancak, hiçbir zaman bu tavşanlar başka bir canlı türüne (örneğin tazılara veya tilkilere) evrimleşmezler. </text:span></text:p>
      <text:p text:style-name="P27"/>
      <text:p text:style-name="P27"/>
      <text:p text:style-name="Standard"><text:span text:style-name="T20">3</text:span></text:p>
      <text:p text:style-name="Standard"><text:span text:style-name="T20">Sanayi Devrimi Güveleri Doğal</text:span></text:p>
      <text:p text:style-name="Standard"><text:span text:style-name="T20">Seleksiyonla Evrime Delil Değildir</text:span></text:p>
      <text:p text:style-name="P10"/>
      <text:p text:style-name="P20"><text:soft-page-break/><text:span text:style-name="T6">Evrim teorisinin tüm dünya çapında en çok tekrar edilen sözde 'delil'lerinin başında, 19. yüzyıl İngilteresi'nde gerçekleşen sanayi devrimi sırasındaki güve popülasyonu gelir. İddiaya göre sanayi devrimindeki hava kirliliği ağaç kabuklarının rengini koyulaştırmış, bu nedenle koyu renkli güveler daha kolay kamufle olarak avcı kuşlardan korunmuş ve sonuçta koyu renkli güvelerin nüfusu artmıştır. Ama bu bir evrim değildir, çünkü yeni bir güve türü ortaya çıkmamış, sadece zaten var olan türlerin nüfus oranı değişmiştir. Bunun dışında, güvelerle ilgili bu iddianın dayandırıldığı hikayenin de doğru olmadığı ortaya çıkmıştır: Güveleri ağaçlar üzerine konmuş olarak gösteren ünlü fotoğrafların sahte olduğu ve iddia edildiği gibi bir "endüstriyel melanizm"in</text:span><text:span text:style-name="T8"> (endüstriyel kirlilik nedeniyle rengin koyulaşması)</text:span><text:span text:style-name="T6"> hiçbir zaman yaşanmadığı anlaşılmıştır.</text:span></text:p>
      <text:p text:style-name="P27"/>
      <text:p text:style-name="Standard"><text:span text:style-name="T20">4</text:span></text:p>
      <text:p text:style-name="Standard"><text:span text:style-name="T17">Deprem, Bir Şehri Nasıl </text:span><text:span text:style-name="T18">Geliştiremezse,</text:span></text:p>
      <text:p text:style-name="Standard"><text:span text:style-name="T20">Mutasyonlar da Canlıları Geliştiremezler</text:span></text:p>
      <text:p text:style-name="P10"/>
      <text:p text:style-name="P20"><text:span text:style-name="T6">Mutasyonlar, insan vücuduna dair tüm bilgilerin şifreli olduğu DNA üzerindeki rastlantısal değişikliklerdir. Mutasyonlara radyasyon, kimyasallar gibi etkenler neden olur. Evrimciler, mutasyonların canlıları evrimleştirdiğini öne sürerler. Oysa mutasyonlar canlılara daima zarar verirler, onları geliştirmezler, onlara yeni özellikler (örneğin kanat, akciğer gibi organlar) kazandıramazlar. Onları ya öldürür ya da sakat bırakırlar. Mutasyonların bir canlıyı geliştirdiğini, ona yeni özellikler kazandırdığını iddia etmek, bir depremin bir şehri daha gelişmiş ve modern bir hale getirdiğini, veya bir bilgisayara çekiçle vurulduğunda bir üst modelinin ortaya çıkacağını iddia etmeye benzer. Nitekim gözlemlenmiş hiçbir mutasyonun genetik bilgiyi artırdığı görülmemiştir.</text:span></text:p>
      <text:p text:style-name="P27"/>
      <text:p text:style-name="P27"/>
      <text:p text:style-name="Standard"><text:span text:style-name="T20">5</text:span></text:p>
      <text:p text:style-name="Standard"><text:span text:style-name="T20">Hayat Hayattan Gelir</text:span></text:p>
      <text:p text:style-name="P10"/>
      <text:p text:style-name="P20"><text:span text:style-name="T6">Ortaçağ'dan beri inanılan "spontane jenerasyon" adlı yanlış bir teori, cansız maddelerin tesadüfen biraraya gelip, canlı bir varlık oluşturabileceklerini öngörüyordu. 18. yüzyıla dek, böceklerin yemek artıklarından, farelerin de buğdaydan oluştuğu yaygın bir düşünceydi. Darwin'in </text:span><text:span text:style-name="T9">Türlerin Kökeni</text:span><text:span text:style-name="T6"> adlı kitabını yazdığı 19. yüzyılda ise, bakterilerin cansız maddeden oluşabildikleri inancı, bilim dünyasında yaygın bi</text:span><text:span text:style-name="T5">r kabul görüyordu. </text:span></text:p>
      <text:p text:style-name="P20"><text:span text:style-name="T6">Oysa Darwin'in kitabının yayınlanmasından beş yıl sonra, ünlü Fransız biyolog Louis Pasteur, evrime temel oluşturan bu inancı kesin olarak çürüttü. Pasteur yaptığı uzun çalışma ve deneyler sonucunda vardığı sonucu şöyle özetlemişti: "Cansız maddelerin hayat oluşturabileceği iddiası artık kesin olarak tarihe gömülmüştür." </text:span></text:p>
      <text:p text:style-name="P20"><text:span text:style-name="T6">Bu gerçek, yeryüzünde yaşamın kendiliğinden oluşmadığını, ancak mucizevi bir yaratılışla başladığını da bir kez daha göstermiş oluyordu. </text:span></text:p>
      <text:p text:style-name="P27"/>
      <text:p text:style-name="P27"/>
      <text:p text:style-name="Standard"><text:span text:style-name="T20">6</text:span></text:p>
      <text:p text:style-name="Standard"><text:span text:style-name="T17">Ara Geçiş Canlılarına Fosi</text:span><text:span text:style-name="T19">l </text:span></text:p>
      <text:p text:style-name="Standard"><text:span text:style-name="T20">Kayıtlarında Rastlanmamıştır</text:span></text:p>
      <text:p text:style-name="P10"/>
      <text:p text:style-name="P20"><text:soft-page-break/><text:span text:style-name="T6">Evrim teorisi, bir türün bir başka türe dönüşmesinin ilkelden (basitten) karmaşığa doğru, yavaş ve aşamalı olduğunu iddia eder. Bu iddiaya göre, bu dönüşüm sırasında "ara geçiş formu" adı verilen ucube canlıların yaşamış olması gerekir. Örneğin, balık özelliklerini hala taşımasına rağmen, bir yandan da bazı sürüngen özellikleri kazanmış olan yarı balık yarı sürüngenler, yarı maymun yarı insanlar, yarı sürüngen yarı kuş canlılar yaşamış olmalıdır geçmişte. Eğer gerçekten bu tür canlılar yaşamışlarsa, bunların kalıntılarına da fosil kayıtlarında rastlanması gerekir. Oysa, yıllardır büyük bir hırsla aranan bu ara geçiş formlarından eser yoktur. </text:span></text:p>
      <text:p text:style-name="P10"/>
      <text:p text:style-name="Standard"><text:span text:style-name="T20">7</text:span></text:p>
      <text:p text:style-name="Standard"><text:span text:style-name="T20">Canlı Grupları Yeryüzünde Aniden</text:span></text:p>
      <text:p text:style-name="Standard"><text:span text:style-name="T20">ve Aynı Anda Ortaya Çıkmıştır</text:span></text:p>
      <text:p text:style-name="P10"/>
      <text:p text:style-name="P20"><text:span text:style-name="T5">Bugün bilinen tem</text:span><text:span text:style-name="T6">el canlı kategorilerinin tamamına yakını, 530-520 milyon yıl önce, "Kambriyen Devri" adı verilen jeolojik devirde aynı anda ve aniden ortaya çıkmıştır. Süngerler, yumuşakçalar, solucanlar, derisidikenliler, eklembacaklılar, omurgalılar gibi birbirinden tamamen farklı vücut planlarına sahip canlı kategorileri, daha önceki jeolojik devirlerde hiçbir benzerleri yokken, bir anda belirmişlerdir. Bu gerçek, evrimcilerin, canlıların tek bir ortak atadan uzun zaman içinde ve aşama aşama türedikleri iddiasını çürüte</text:span><text:span text:style-name="T5">n önemli bir delildir. </text:span></text:p>
      <text:p text:style-name="P20"><text:span text:style-name="T6">Yeryüzünün bir anda, son derece farklı vücut yapılarına, son derece karmaşık organlara sahip birçok canlı ile dolması, elbette ki bu canlıların yaratıldıklarını gösterir. Evrimciler, Allah'ın varlığını ve yaratışını inkar ettikleri için bu mucizevi olayı kesinlikle açıklayamazlar. </text:span></text:p>
      <text:p text:style-name="P28"/>
      <text:p text:style-name="P28"/>
      <text:p text:style-name="Standard"><text:span text:style-name="T20">8</text:span></text:p>
      <text:p text:style-name="Standard"><text:span text:style-name="T20">Canlı Türleri Yüz Milyonlarca Yıl Boyunca </text:span></text:p>
      <text:p text:style-name="Standard"><text:span text:style-name="T20">Hiçbir Değişikliğe Uğramamaktadırlar</text:span></text:p>
      <text:p text:style-name="P10"/>
      <text:p text:style-name="P20"><text:span text:style-name="T6">Eğer gerçekten bir evrim yaşanmış olsaydı, canlıların yeryüzünde küçük kademeli değişimlerle ortaya çıkmaları ve zaman içinde de değişmeye devam etmeleri gerekirdi. Oysa fosil kayıtları bunun tam aksini gösterir. Farklı canlı sınıflamaları, kendilerine benzeyen ataları olmadan aniden ortaya çıkmışlar ve yüz milyonlarca yıl boyunca hiç değişim geçirmeden durağan bir biçimde kalmışlardır. </text:span></text:p>
      <text:p text:style-name="P10"/>
      <text:p text:style-name="P10"/>
      <text:p text:style-name="Standard"><text:span text:style-name="T20">9</text:span></text:p>
      <text:p text:style-name="Standard"><text:span text:style-name="T20">Evrimcileri Hayal Kırıklığına </text:span></text:p>
      <text:p text:style-name="Standard"><text:span text:style-name="T20">Uğratan Balık: Cœlecanth</text:span></text:p>
      <text:p text:style-name="P10"/>
      <text:p text:style-name="P20"><text:soft-page-break/><text:span text:style-name="T6">Evrimciler 400 miyon yıllık fosilleri bulunan Cœlacanth sınıfına dahil olan balıkları, balıklar ve amfibiyenler arasında çok güçlü bir ara form delili olarak gösteriyorlardı. Bu canlının yetmiş milyon yıl önce soyu tükenmiş bir tür olduğu zannedildiği için, evrimciler fosili üzerinde her türlü spekülasyonu yapmışlardı. Ancak 22 Aralık 1938'de Hint Okyanusu açıklarında bir Cœlacanth canlı olarak bulundu. İlerleyen yıllarda başka bölgelerde de 200'den fazla Cœlacanth yakalandı. </text:span></text:p>
      <text:p text:style-name="P20"><text:span text:style-name="T6">Bu balıkların yakalanmasıyla beraber, bu canlılar üzerinde yapılan spekülasyonların temelsizliği de anlaşılmış oldu. Cœlacanth, evrimcilerin iddialarının aksine karaya çıkmak üzere olan yarı balık yarı amfibiyen özellikleri gösteren bir canlı değildi. Hatta 180 m. derinliğin üzerine hemen hiç çıkmayan bir dip balığı idi. Dahası, yaşayan Cœlacanthlar ile 400 milyon yıllık fosil örnekleri arasında hiçbir fark yoktu. Canlı, hiçbir "evrim" geçirmemişti.</text:span><text:span text:style-name="T5"> </text:span></text:p>
      <text:p text:style-name="P17"/>
      <text:p text:style-name="Standard"><text:span text:style-name="T20">10</text:span></text:p>
      <text:p text:style-name="Standard"><text:span text:style-name="T19">K</text:span><text:span text:style-name="T17">uş Kanatları Tesadüflerin</text:span></text:p>
      <text:p text:style-name="Standard"><text:span text:style-name="T20">Eseri Değildir</text:span></text:p>
      <text:p text:style-name="P10"/>
      <text:p text:style-name="P20"><text:span text:style-name="T6">Evrimciler kuşların sürüngenlerden evrimleştiğini ileri sürerler, ancak bu imkansızdır. Sadece kuş kanatları bile bunu kanıtlamaya yeter. İddia edildiği gibi bir evrim olması için, bir sürüngenin ön ayaklarının, genlerinde meydana gelen mutasyonlar sonucunda kusursuz kanatlara dönüşmüş olması gereklidir ki, bu mümkün değildir. Herşeyden önce bu teorik canlı yarım kanatla uçamayacaktır. Bir yandan da ön ayaklarından mahrum kalmış olacaktır. Bu ise canlının sakat olmasına ve evrim teorisine göre elenmesine neden olacaktır. Ayrıca, uçuş için kanatların tüm detaylarının kusursuzca oluşması gerekir. Kanatların; kuşun göğüs çıkıntısına sağlam bir biçimde tutturulmuş olması gerekmektedir. Kuşu havaya kaldırmaya, havadaki dengesini ve her yöne hareketini sağlamaya elverişli bir yapıda olması, kanat ve kuyruk tüylerinin hafif, esnek ve birbiriyle orantılı olması, kısaca uçuşa imkan veren mükemmel bir aerodinamik düzende işlemesi şarttır. Kanatların bu kusursuz yapısının nasıl olup da birbirini izleyen rastlantısal mutasyonlar sonucu meydana gelmiş olabileceği sorusu tümüyle cevapsızdır. </text:span></text:p>
      <text:p text:style-name="P27"/>
      <text:p text:style-name="P27"/>
      <text:p text:style-name="Standard"><text:span text:style-name="T20">11</text:span></text:p>
      <text:p text:style-name="Standard"><text:span text:style-name="T20">Archaeopteryx, Sürüngenlerle </text:span></text:p>
      <text:p text:style-name="Standard"><text:span text:style-name="T20">Kuşlar Arasındaki Kayıp Halka Değildir </text:span></text:p>
      <text:p text:style-name="P10"/>
      <text:p text:style-name="P20"><text:span text:style-name="T6">Archaeopteryx adlı 150 milyon yıllık kuş fosili, evrimciler tarafından 19. yüzyıldan beri "evrimin en büyük fosil kanıtı" olarak gösterilmiştir. Bu kuşun bazı sürüngen özellikleri gösterdiği ve bu yüzden sürüngenler ile kuşlar arasındaki "kayıp halka" olduğu iddia edilmiştir. Ancak Archaeopteryx'in tam bir uçucu kuş olduğunu gösteren son bulgular bu iddiayı geçersiz kılmıştır. Dahası, kuşların sözde sürüngen ataları olarak kabul edilen teropod dinozorları Archaeopteryx'ten çok daha gençtirler. Bu ise evrimcilerin gizlemeye çalıştıkları bir gerçektir.</text:span></text:p>
      <text:p text:style-name="P27"/>
      <text:p text:style-name="P27"/>
      <text:p text:style-name="Standard"><text:span text:style-name="T20">12</text:span></text:p>
      <text:p text:style-name="Standard"><text:span text:style-name="T17">Ünlü 'Atın </text:span><text:span text:style-name="T19">Evrimi' Senaryosu Fosil </text:span></text:p>
      <text:p text:style-name="Standard"><text:span text:style-name="T20">Kayıtları Tarafından Yalanlanmaktadır</text:span></text:p>
      <text:p text:style-name="P10"/>
      <text:p text:style-name="P20"><text:soft-page-break/><text:span text:style-name="T6">Onlarca yıldır, "atın evrimi", evrim teorisinin en iyi belgelenmiş kanıtlarından biri olarak gösterilmiştir. Farklı devirlerde yaşamış dört ayaklı memeliler küçükten büyüğe doğru dizilmiş ve bu "at serileri" doğa tarihi müzelerinde sergilenmiştir. Oysa son yıllardaki araştırmalar, at serilerindeki canlıların birbirlerinin atası olmadığını, sıralamaların çok hatalı olduğunu, atın atası olarak gösterilen canlıların gerçekte attan daha sonra ortaya çıktıklarını ortaya koymaktadır.</text:span></text:p>
      <text:p text:style-name="P27"/>
      <text:p text:style-name="P27"/>
      <text:p text:style-name="P26"/>
      <text:p text:style-name="P3"><text:span text:style-name="T20">13</text:span></text:p>
      <text:p text:style-name="Standard"><text:span text:style-name="T20">Evrimcilerin Maymun Adam Hikayeleri</text:span></text:p>
      <text:p text:style-name="Standard"><text:span text:style-name="T20">Hiçbir Delile Dayanmamaktadır</text:span></text:p>
      <text:p text:style-name="P10"/>
      <text:p text:style-name="P20"><text:span text:style-name="T6">Darwinizm'in en önde gelen aldatmacası, insanların maymun benzeri canlılardan evrimleştiği iddiasıdır. Bu iddia, oluşturulan binlerce hayali çizim ve maket yoluyla kitlelere empoze edilir. Oysa gerçekte "maymun-adamlar"ın yaşamış olduğuna dair hiçbir kanıt yoktur. İnsanın en eski atası olarak ileri sürülen Australopithecus, şempanzelerden pek farklı olmayan soyu tükenmiş bir maymun türüdür. Evrim şemasında Australopithecus'un sonrasına yerleştirilen Homo erectus, Homo sapiens neanderthalensis, Homo sapiens archaic gibi sınıflamalar ise, farklı insan ırklarıdır. Bu sınıflamalar ile günümüz insanları arasındaki küçük anatomik farklar, günümüzde de Avustralya yerlileri, Pigmeler, Eskimolar gibi farklı insan ırkları arasında görülmektedir. </text:span></text:p>
      <text:p text:style-name="P27"/>
      <text:p text:style-name="P27"/>
      <text:p text:style-name="Standard"><text:span text:style-name="T20">14</text:span></text:p>
      <text:p text:style-name="Standard"><text:span text:style-name="T20">% 99 Maymun-İnsan Benzerliği </text:span></text:p>
      <text:p text:style-name="Standard"><text:span text:style-name="T20">İddiası Bir Aldatmacadan İbarettir</text:span></text:p>
      <text:p text:style-name="P10"/>
      <text:p text:style-name="P20"><text:span text:style-name="T6">Zaman zaman gündeme gelen "insan ve maymun genlerinin % 99 benzerliği" ifadesi yıllar önce kasıtlı olarak üretilmiş propaganda amaçlı bir slogandır.</text:span><text:span text:style-name="T5"> </text:span></text:p>
      <text:p text:style-name="P20"><text:span text:style-name="T6">Öncelikle, her iki türün DNA'larının kıyaslanabilmesi için ikisinin de gen haritasının bilinmesi gerekir. Ancak şu ana kadar yalnızca insanın genetik haritası çıkartılmıştır. Şempanze içinse henüz böyle bir çalışma yapılmamıştır. </text:span></text:p>
      <text:p text:style-name="P20"><text:span text:style-name="T6">Sansasyonel şekilde duyurulan araştırmalarda insandaki 30.000 genin sadece 97'si (binde 3'ü) karşılaştırılabilmiştir. Bu kadar yetersiz bir araştırma ile insan maymun arası bir soy bağı kurmak tamamen evrimci ön yargılardan kaynaklanmaktadır. Evrimcilerin bu genellemesi, sadece 3'er cümlesi okunmuş kalınca iki kitabın %99 benzer olduğunu ilan etmek kadar saçmadır.</text:span></text:p>
      <text:p text:style-name="P20"><text:span text:style-name="T6">İki canlının genleri kısmen benzediği için benzerlik oranı seçilen genlere göre değişkenlik gösterir. Hiç benzemeyen genler seçilirse elde edilen sonuç %0; tamamen aynı genler seçilirse %100 çıkar. Kaldı ki, evrimcilerin yansıtmak istediklerinin aksine insan, genlerini sadece şempaze ile paylaşmaz. İnsan ile meyve sineği veya balina genlerinin karşılaştırıldığı bir çalışmada tamamen aynı genler seçilirse insan %100 meyve sineği ya da %100 balina çıkabilecektir!</text:span></text:p>
      <text:p text:style-name="P20"><text:span text:style-name="T6">Sonuç olarak insan ve maymunun bütün genlerinin %99 aynı olduğunu iddia etmenin hiçbir bilimsel dayanağı yoktur.</text:span></text:p>
      <text:p text:style-name="P27"/>
      <text:p text:style-name="P27"/>
      <text:p text:style-name="P26"/>
      <text:p text:style-name="P3"><text:span text:style-name="T20">15</text:span></text:p>
      <text:p text:style-name="Standard"><text:span text:style-name="T17">İnsan Bilincinin Kaynağı</text:span><text:span text:style-name="T19"> </text:span></text:p>
      <text:p text:style-name="Standard"><text:span text:style-name="T20">Evrim Değil, Yaratılıştır</text:span></text:p>
      <text:p text:style-name="P10"/>
      <text:p text:style-name="P20"><text:span text:style-name="T6">Evrim teorisi insan bilincinin nasıl ortaya çıktığını kesinlikle açıklayamaz. Şuursuz atomlar ve tesadüfler; medeniyetler kuran, sanat eserleri meydana getiren, tıptan arkeolojiye kadar birçok bilim dalı oluşturan, felsefeler üreten, sevinen, hayranlık duyan, besteler yapan, dinlediği müzikten zevk alan, yediği yoğurdun tadından hoşlanan, dostları olan, vefa, sadakat, sevgi gibi kavramları bilen, özleyen, kendisini oluşturan atomları inceleyen, uzay araçları inşa eden, mikroskobu, ampulü icat eden insan bilincini oluşturamaz. Bilincin, insanı sadece bir madde yığını olarak gören materyalist felsefe ile açıklanması mümkün değildir. Beyindeki atomlar hissedemez, bilemez, konuşamazlar. Bilinç insan ruhuna ait bir özelliktir ve insana ruhunu veren Allah'tır. </text:span></text:p>
      <text:p text:style-name="P10"/>
      <text:p text:style-name="P27"/>
      <text:p text:style-name="Standard"><text:span text:style-name="T20">16</text:span></text:p>
      <text:p text:style-name="Standard"><text:span text:style-name="T20">Canlılarda Körelmiş Organlar </text:span></text:p>
      <text:p text:style-name="Standard"><text:span text:style-name="T20">Olduğu İddiası Doğru Değildir </text:span></text:p>
      <text:p text:style-name="P10"/>
      <text:p text:style-name="P20"><text:span text:style-name="T6">Uzun zamandır evrimci kaynaklarda canlılardaki bazı organların işlevsiz olduğu ileri sürülmekte ve bunların o canlıların atalarından miras kalmış ancak artık kullanmadıkları organlar olduğu iddia edilmektedir. Örneğin insan vücudundaki appendiks (apandisit) veya kuyruk sokumu, yıllarca "körelmiş organ" sayılmıştır. Oysaki son yılların bilimsel araştırmaları, tüm bu organların önemli işlevleri olduğunu ortaya</text:span><text:span text:style-name="T5"> </text:span><text:span text:style-name="T7">koymuş</text:span><text:span text:style-name="T6">tur. Evrimcilerin 20. yüzyıl başında çıkardıkları "körelmiş organlar listesi" bugün tamamen çürümüş durumdadır. Aynı şekilde, evrimcilerin öne sürdükleri "hurda DNA" kavramı, yani DNA'nın büyük bölümünün işe yaramaz olduğu iddiası da yapılan yeni keşiflerl</text:span><text:span text:style-name="T7">e çürütülmüştür.</text:span><text:span text:style-name="T5"> </text:span></text:p>
      <text:p text:style-name="P10"/>
      <text:p text:style-name="P27"/>
      <text:p text:style-name="Standard"><text:span text:style-name="T20">17</text:span></text:p>
      <text:p text:style-name="Standard"><text:span text:style-name="T20">Proteinlerin Tesadüfen Oluşmaları </text:span></text:p>
      <text:p text:style-name="Standard"><text:span text:style-name="T20">Kesinlikle İmkansızdır</text:span></text:p>
      <text:p text:style-name="P10"/>
      <text:p text:style-name="P20"><text:span text:style-name="T6">Hayatın yapı taşı olan proteinlerin tesadüfen oluşmaları matematiksel olarak imkansızdır. Örneğin, bileşiminde 288 amino asit bulunan ortalama büyüklükteki bir protein molekü</text:span><text:span text:style-name="T7">lünün tesadüfen oluşma ihtimali 10300'de 1 ihtimaldir. (Bu, 1 rakam</text:span><text:span text:style-name="T6">ı</text:span><text:span text:style-name="T5">n</text:span><text:span text:style-name="T6">ın sağı</text:span><text:span text:style-name="T5">na 300 tane s</text:span><text:span text:style-name="T6">ı</text:span><text:span text:style-name="T5">f</text:span><text:span text:style-name="T6">ı</text:span><text:span text:style-name="T7">r gelmesiyle oluşan astronomik bir say</text:span><text:span text:style-name="T6">ı</text:span><text:span text:style-name="T5">d</text:span><text:span text:style-name="T6">ı</text:span><text:span text:style-name="T7">r.) Bu ihtimalin pratikte gerçekleşmesi ise imkans</text:span><text:span text:style-name="T6">ı</text:span><text:span text:style-name="T5">zd</text:span><text:span text:style-name="T6">ı</text:span><text:span text:style-name="T5">r. (Matematikte 1050'de 1'den küçük ihtimaller pratikte "s</text:span><text:span text:style-name="T6">ı</text:span><text:span text:style-name="T5">f</text:span><text:span text:style-name="T6">ı</text:span><text:span text:style-name="T5">r ihtima</text:span><text:span text:style-name="T6">l" kabul edilirler.) Tek bir proteinin bile tesadüfen oluşmasını açıklayamayan evrim teorisi, hücrenin ve daha kompleks yapıların nasıl meydana geldiğini asla açıklayamaz. </text:span></text:p>
      <text:p text:style-name="P10"/>
      <text:p text:style-name="P26"/>
      <text:p text:style-name="P3"><text:span text:style-name="T20">18</text:span></text:p>
      <text:p text:style-name="Standard"><text:span text:style-name="T20">Cansız Moleküllerin Tesadüfen Biraraya</text:span></text:p>
      <text:p text:style-name="Standard"><text:span text:style-name="T20">Gelmesi Canlılığı Açıklayamaz</text:span></text:p>
      <text:p text:style-name="P10"/>
      <text:p text:style-name="P20"><text:span text:style-name="T5">Bir prot</text:span><text:span text:style-name="T6">ein molekülünün tesadüflerle meydana geldiğini varsaysak dahi canlılığın tesadüfen kendiliğinden oluşması imkansızdır.</text:span></text:p>
      <text:p text:style-name="P20"><text:span text:style-name="T6">Çünkü proteinden hücreye gitmek için, daha binlerce aşama gereklidir. Öncelikle, oluşan bu protein, o ortamda ultraviyole ışınlarına ve şiddetli mekanik etkilere rağmen hiçbir bozulmaya uğramadan, sabırla hemen yanıbaşında diğerlerinin tesadüfen oluşmasını beklemelidir. Sonra yeterli sayıda ve aynı noktada oluşan bu proteinler anlamlı şekillerde biraraya gelerek hücrenin organellerini oluşturmalıdır. Aralarına hiçbir yabancı madde, zararlı molekül, işe yaramaz protein zinciri karışmamalıdır. Sonra bu organeller son derece planlı ve organize bir biçimde biraraya gelip, gerekli enzimleri de yanlarına alıp bir zarla kaplanmalı, bu zarın içi de bunlara ideal ortamı sağlayacak özel bir sıvıyla dolmalıdır. Oysa bu aşamaların her biri ayrı ayrı imkansızdır. </text:span></text:p>
      <text:p text:style-name="P10"/>
      <text:p text:style-name="P27"/>
      <text:p text:style-name="Standard"><text:span text:style-name="T20">19</text:span></text:p>
      <text:p text:style-name="Standard"><text:span text:style-name="T20">Hücre Büyük Bir Şehirden</text:span></text:p>
      <text:p text:style-name="Standard"><text:span text:style-name="T20">Daha Komplekstir </text:span></text:p>
      <text:p text:style-name="P10"/>
      <text:p text:style-name="P20"><text:span text:style-name="T6">Evrimci senaryoya göre, bundan dört milyar yıl kadar önce, ilkel dünya atmosferinde birtakım cansız kimyasal maddeler tepkimeye girmiş, yıldırımların, sarsıntıların etkisiyle karışmış ve ilk canlı hücre ortaya çıkmıştır. Oysa hücre, bilim adamlarının benzetmesiyle, New York şehri kadar kompleks bir yapıya sahiptir. Hücrenin içinde enerji üreten santrallerden, protein üreten fabrikalara, hammaddeleri taşıyan kargo sisteminden DNA'yı tercüme eden şifre çözücülere, haberleşme sistemine kadar birçok yapı, kusursuz bir organizasyon içinde sürekli faaliyet halindedir. Evrimcilerin hücrenin tesadüfen meydana geldiği iddiasına</text:span><text:span text:style-name="T5"> </text:span><text:span text:style-name="T6">inanmak, New York şehrinin tüm binaları, otoyolları, taşıma sistemleri, elektrik ve su şebekesi vs ile birlikte, tesadüfen meydana gelen fırtına, deprem gibi doğa olayları neticesinde kendiliğinden ortaya çıktığını iddia etmek kadar mantıksız ve saçmadır. </text:span></text:p>
      <text:p text:style-name="P27"/>
      <text:p text:style-name="P27"/>
      <text:p text:style-name="Standard"><text:span text:style-name="T20">20</text:span></text:p>
      <text:p text:style-name="Standard"><text:span text:style-name="T20">Hücre Yapılarındaki Tasarım,</text:span></text:p>
      <text:p text:style-name="Standard"><text:span text:style-name="T20">Evrim Teorisinin Geçersizliğini</text:span></text:p>
      <text:p text:style-name="Standard"><text:span text:style-name="T20">Gösteren Bir Delildir</text:span></text:p>
      <text:p text:style-name="P10"/>
      <text:p text:style-name="P20"><text:span text:style-name="T6">İnsan vücudundaki yaklaşık 200 farklı tipteki hücre mükemmel tasarımları sayesinde farklı görevler üstlenirler. Örneğin sinir hücrelerinin omurilikten ayağa kadar uzanan yaklaşık 1 metrelik uzantıları vardır. Bu sayede uyarılar tek bir hat üzerinden hızla gidecekleri bölgeye ulaşırlar. Kan hücreleri ise sadece 7 mikrometre boyundadır. Böylece mikroskobik boyuttaki kılcal damarlardan sıkışmadan geçebilirler. Gözdeki ışığa duyarlı retina hücrelerinde ışığa duyarlı pigmentleri ve sinir bağlantısını taşıyan çok sayıda zar vardır. Bu sayede göz hücreleri ışığa duyarlıdır. İnce bağırsakta da görevine uygun şekle sahip, besinleri emici hücreler vardır. Tüm bu hücreler tek bir hücrenin bölünerek çoğalmasından oluşmuştur. Peki tüm bu hücrelerin tasarımını, görevleri için en uygunu olan kusursuz şekillerini şuursuz atomlar ve tesadüfler mi üstlenmişlerdir? Evrim teorisinin kesinlikle açıklayamayacağı bu olağanüstü organizasyon ve tasarım, Allah'ın yaratışının bir delilidir. </text:span></text:p>
      <text:p text:style-name="P10"><text:soft-page-break/></text:p>
      <text:p text:style-name="P10"/>
      <text:p text:style-name="Standard"><text:span text:style-name="T20">21</text:span></text:p>
      <text:p text:style-name="Standard"><text:span text:style-name="T20">Canlılık Uzaydan Geldi İddiası</text:span></text:p>
      <text:p text:style-name="Standard"><text:span text:style-name="T20">Hayal Ürünüdür</text:span></text:p>
      <text:p text:style-name="P10"/>
      <text:p text:style-name="P20"><text:span text:style-name="T7">Evrimci çevreler ilkel dünya şartlar</text:span><text:span text:style-name="T6">ında tesadüfen amino asit oluşamayacağı gerçeği karşı</text:span><text:span text:style-name="T5">s</text:span><text:span text:style-name="T6">ı</text:span><text:span text:style-name="T5">nda yeni aç</text:span><text:span text:style-name="T6">ı</text:span><text:span text:style-name="T5">klama aray</text:span><text:span text:style-name="T6">ı</text:span><text:span text:style-name="T7">şlar</text:span><text:span text:style-name="T6">ı</text:span><text:span text:style-name="T7">na yönelmiş</text:span><text:span text:style-name="T5">lerdir. Ortaya at</text:span><text:span text:style-name="T6">ı</text:span><text:span text:style-name="T7">lan yeni iddialardan birine göre, uzaydan yeryüzüne düşen meteorlarda bulunan amino asitler ile organik maddeler reaksiyona girmiş ve böylece canl</text:span><text:span text:style-name="T6">ı</text:span><text:span text:style-name="T5">l</text:span><text:span text:style-name="T6">ık oluşmuştur. Oysa ilkel dünya atmosferinin amino asitleri parçalayıcı özellikte olduğu bilinmektedir. Ayrıca, ilkel dünya koşulları</text:span><text:span text:style-name="T5">nda, uzaydan çok bol miktarda amino asit gelseydi ve hatta yeryüzü tamamen amino asitlerle kapl</text:span><text:span text:style-name="T6">ı</text:span><text:span text:style-name="T5"> olsayd</text:span><text:span text:style-name="T6">ı</text:span><text:span text:style-name="T5"> dahi bu, canl</text:span><text:span text:style-name="T6">ı</text:span><text:span text:style-name="T5">lar</text:span><text:span text:style-name="T6">ı</text:span><text:span text:style-name="T5">n kökenini aç</text:span><text:span text:style-name="T6">ı</text:span><text:span text:style-name="T5">klayan bir durum olmazd</text:span><text:span text:style-name="T6">ı</text:span><text:span text:style-name="T5">. Çünkü amino asitlerin tesadüfen ve rastgele biraraya gelerek son derece kompleks, üç boyutlu bir proteini ve proteinlerin, hücrenin organellerini, ard</text:span><text:span text:style-name="T6">ı</text:span><text:span text:style-name="T5">ndan bu organellerin de tüm mucizevi yap</text:span><text:span text:style-name="T6">ı</text:span><text:span text:style-name="T5">s</text:span><text:span text:style-name="T6">ı</text:span><text:span text:style-name="T5">yla bir canl</text:span><text:span text:style-name="T6">ı</text:span><text:span text:style-name="T5"> hücreyi meydana getirmesi mümkün olmazd</text:span><text:span text:style-name="T6">ı</text:span><text:span text:style-name="T5">. </text:span></text:p>
      <text:p text:style-name="P20"><text:span text:style-name="T6">Bir diğer görüşe göre ise, ilk canlılık dünya dı</text:span><text:span text:style-name="T7">ş</text:span><text:span text:style-name="T6">ı</text:span><text:span text:style-name="T7">nda, başka gezegenlerde oluşmuştur. Daha sonra bu canl</text:span><text:span text:style-name="T6">ı</text:span><text:span text:style-name="T5">lar</text:span><text:span text:style-name="T6">ı</text:span><text:span text:style-name="T5">n spor ya da tohumlar</text:span><text:span text:style-name="T6">ı</text:span><text:span text:style-name="T7"> göktaşlar</text:span><text:span text:style-name="T6">ı</text:span><text:span text:style-name="T7"> ile Dünya'ya taş</text:span><text:span text:style-name="T6">ı</text:span><text:span text:style-name="T5">nm</text:span><text:span text:style-name="T6">ı</text:span><text:span text:style-name="T7">ş ve canl</text:span><text:span text:style-name="T6">ı</text:span><text:span text:style-name="T5">l</text:span><text:span text:style-name="T6">ı</text:span><text:span text:style-name="T7">k başlam</text:span><text:span text:style-name="T6">ı</text:span><text:span text:style-name="T7">şt</text:span><text:span text:style-name="T6">ı</text:span><text:span text:style-name="T5">r. Ancak bugünkü bilgilere göre spor ve tohumlar</text:span><text:span text:style-name="T6">ı</text:span><text:span text:style-name="T7">n uzayda, Dünya'ya gelişleri s</text:span><text:span text:style-name="T6">ı</text:span><text:span text:style-name="T5">ras</text:span><text:span text:style-name="T6">ı</text:span><text:span text:style-name="T5">nda s</text:span><text:span text:style-name="T6">ı</text:span><text:span text:style-name="T5">cakl</text:span><text:span text:style-name="T6">ı</text:span><text:span text:style-name="T5">k, bas</text:span><text:span text:style-name="T6">ı</text:span><text:span text:style-name="T5">nç, zararl</text:span><text:span text:style-name="T6">ı</text:span><text:span text:style-name="T5"> </text:span><text:span text:style-name="T6">ı</text:span><text:span text:style-name="T7">ş</text:span><text:span text:style-name="T6">ı</text:span><text:span text:style-name="T7">nlar vb. koşullara dayanmas</text:span><text:span text:style-name="T6">ı mümkün görülmemektedir. Kaldı ki, ilk hücrenin başka bir gezegende oluştuğu iddiası aslında evrimcilerin sorununu çözmemekte, sadece başka bir adrese taşımaktadır. Canlılığın tesadüfen oluşumu önündeki engeller Dünya'da ne ise,</text:span><text:span text:style-name="T7"> bir başka gezegende de odur. </text:span></text:p>
      <text:p text:style-name="P10"/>
      <text:p text:style-name="P27"/>
      <text:p text:style-name="Standard"><text:span text:style-name="T20">22</text:span></text:p>
      <text:p text:style-name="Standard"><text:span text:style-name="T20">"Hayatın İlkel Dünyada Tesadüfen </text:span></text:p>
      <text:p text:style-name="Standard"><text:span text:style-name="T20">Oluşabildiği İspatlanmıştır" Yalanı</text:span></text:p>
      <text:p text:style-name="P10"/>
      <text:p text:style-name="P20"><text:span text:style-name="T6">Bu iddiayı öne süren evrimci kaynaklarda tek kanıt olarak 1953 yılındaki Miller Deneyi gösterilir. Oysa bu deneyde canlı bir hücre oluşturulmamış, sadece birkaç basit aminoasit sentezlenmiştir. Aminoasitlerin tesadüfen doğru sıralamayla dizilerek proteinleri oluşturmaları, bunların da bir hücre meydana getirmeleri matematiksel olarak imkansızdır. Kaldı ki, Miller'ın sentezlediği aminoasitler dahi anlam taşımamaktadır. Çünkü Miller deneyinde ilkel dünya atmosferinde bulunmayan gazlar kullanmıştır.</text:span></text:p>
      <text:p text:style-name="P26"/>
      <text:p text:style-name="P3"><text:span text:style-name="T20">23</text:span></text:p>
      <text:p text:style-name="Standard"><text:span text:style-name="T20">Evrim Teorisi, Proteinlerin Yeteneklerinin</text:span></text:p>
      <text:p text:style-name="Standard"><text:span text:style-name="T20">Nasıl Oluştuğunu Asla Açıklayamaz</text:span></text:p>
      <text:p text:style-name="P10"/>
      <text:p text:style-name="P20"><text:span text:style-name="T6">Vücuttaki proteinlerden biri olan albumin, kolesterol gibi yağları, hormonları, zehirli safra kesesi maddesini</text:span><text:span text:style-name="T5"> </text:span><text:span text:style-name="T6">ve penisilin gibi ilaçları kendine bağlar. Daha sonra kanla birlikte vücutta gezerek, topladığı maddeleri karaciğerde kullanılır hale getirilmek üzere</text:span><text:span text:style-name="T5"> </text:span><text:span text:style-name="T6">bırakır, besin maddelerini ve hormonları ise gerekli oldukları yerlere </text:span><text:span text:style-name="T5">götürür.</text:span></text:p>
      <text:p text:style-name="P20"><text:span text:style-name="T6">Albumin gibi, hiçbir bilgisi, şuuru olmayan atomlardan oluşmuş bir molekül nasıl olur da, yağları, zehirleri, ilaçları, besin maddelerini birbirinden ayırt edebilir? </text:span></text:p>
      <text:p text:style-name="P20"><text:span text:style-name="T6">Dahası, nasıl olur da karaciğeri, safra kesesini tanıyıp, taşıdığı maddeleri şaşırmadan, yanılmadan, hiç hata yapmadan her seferinde doğru yere ve ihtiyaç oranında bırakabilir? Kanda taşınan zehirli maddeleri, ilaç ve besin maddelerini insanlar dahi birbirinden ayırt edemezken, atomlardan oluşmuş bir molekül bunu nasıl başarabilmekted</text:span><text:span text:style-name="T5">ir? </text:span></text:p>
      <text:p text:style-name="P27"/>
      <text:p text:style-name="P1"/>
      <text:p text:style-name="Standard"><text:span text:style-name="T20">24</text:span></text:p>
      <text:p text:style-name="Standard"><text:span text:style-name="T20">Vücudumuzda Bir Enerji Santrali Kurmayı</text:span></text:p>
      <text:p text:style-name="Standard"><text:span text:style-name="T20">Şuursuz Atomlar mı Düşünüp Tasarlamışlardır?</text:span></text:p>
      <text:p text:style-name="P10"/>
      <text:p text:style-name="P20"><text:span text:style-name="T6">Milimetrenin 100'de biri büyüklüğünde olan hücrelerimizin içindeki "mitokondri" isimli enerji santrali, bir petrol rafinerisinden ya da bir hidroelektrik santralinden daha komplekstir. Binlerce mühendisin, teknik uzmanın, işçinin, tasarımcının biraraya gelerek, en yüksek teknolojiyi kullanarak sağladıkları enerjiyi, belirli sayıda atomun birleşmesinden oluşan, şuur ve bilgi sahibi olmayan hücrelerimiz çok daha ek</text:span><text:span text:style-name="T5">onomik ve pratik bir yöntemle elde ederler. </text:span></text:p>
      <text:p text:style-name="P20"><text:span text:style-name="T6">Hücrelerimizdeki enerji santralinde, enerji tasarrufundan artık maddelerin değerlendirilmesine kadar her türlü detay planlanmış ve kusursuzca yaratılmıştır. Evrim teorisi, hücrenin içindeki bu gibi detaylardan bir tanesinin bile oluşumunu açıklamaktan acizdir.</text:span></text:p>
      <text:p text:style-name="P10"/>
      <text:p text:style-name="P27"/>
      <text:p text:style-name="Standard"><text:span text:style-name="T20">25</text:span></text:p>
      <text:p text:style-name="Standard"><text:span text:style-name="T20">DNA'daki 25 Ciltlik Ansiklopedi </text:span></text:p>
      <text:p text:style-name="Standard"><text:span text:style-name="T20">Dolusu Bilgi Tesadüfen Ortaya Çıkamaz</text:span></text:p>
      <text:p text:style-name="P10"/>
      <text:p text:style-name="P20"><text:soft-page-break/><text:span text:style-name="T6">İnsanın tek bir DNA molekülünde bir milyon ansiklopedi sayfasını dolduracak bilgi bulunmaktadır. Bu bilgilerin tamamı çok önemli bir sıralamaya sahiptir. Şimdi düşünün, milyonlarca harfi rastgele caddeye serpsek, serpilen bu harflerin hepsi bir makale haline dönüşse, sonra bu milyonlarca harf gazete sayfasındakiler gibi yazılar oluştursa, bunun kör bir tesadüf eseri olduğunu söylemek mümkün müdür? Elbette ki hayır. Ancak Darwinist anlayışa göre bu olağanüstü olayın tesadüfen gerçekleşmesi mümkündür. </text:span></text:p>
      <text:p text:style-name="P17"/>
      <text:p text:style-name="Standard"><text:span text:style-name="T20">26</text:span></text:p>
      <text:p text:style-name="Standard"><text:span text:style-name="T20">Farklı Canlı Türleri Nasıl Farklı </text:span></text:p>
      <text:p text:style-name="Standard"><text:span text:style-name="T20">DNA'lara Sahip Olmuşlardır?</text:span></text:p>
      <text:p text:style-name="P10"/>
      <text:p text:style-name="P20"><text:span text:style-name="T6">Evrimciler, canlı türlerinin farklı genetik bilgilere sahip olmalarını mutasyonlara bağlarlar. Mutasyon DNA'da radyasyon ya da kimyasal etkiler sonucunda meydana gelen değişikliklerdir. Oysa mutasyonlar DNA'ya ya zarar verir ya da üzerinde etkisiz olurlar. </text:span></text:p>
      <text:p text:style-name="P20"><text:span text:style-name="T6">Bunu şöyle bir örnekle açıklayalım: Kalın bir dünya tarihi kitabının baştan sona bilgisayara yazılmasını isteyelim. Bu iş yapılırken, kitabı birkaç kez baştan yazdıralım ve her seferinde kitabı yazan kişiye arada tuşlara gözlerini kapatarak (tesadüfen) basmasını isteyelim. Bu yöntemle tarih kitabı gelişir mi? Örneğin daha önce kitapta var olmayan "Eski Mısır Tarihi" gibi bir bölüm oluşabilir mi? </text:span></text:p>
      <text:p text:style-name="P20"><text:span text:style-name="T6">Elbette ki kitaba eklediğimiz harf hataları kitabı geliştirmez, aksine tahrip eder, anlamını bozar. Ama evrim teorisinin iddiası, "harf hatalarının bir kitabı geliştirdiği" yönündedir. </text:span></text:p>
      <text:p text:style-name="P10"/>
      <text:p text:style-name="P27"/>
      <text:p text:style-name="Standard"><text:span text:style-name="T20">27</text:span></text:p>
      <text:p text:style-name="Standard"><text:span text:style-name="T20">Genlerdeki Hiyerarşik Düzenin </text:span></text:p>
      <text:p text:style-name="Standard"><text:span text:style-name="T20">Kurucusu Kimdir?</text:span></text:p>
      <text:p text:style-name="P10"/>
      <text:p text:style-name="P20"><text:span text:style-name="T6">Bazı genler diğerleri üzerinde kontrol yetkisine sahiptir. Örneğin bazı kontrol genleri, çocukluk döneminde hemoglobin üreten genin çalışmasını durdurur. Bu, üzerinde dikkatle düşünülmesi gereken bir bilgidir. Genler, atomlardan oluşan moleküllerdir. Peki bu moleküller, aralarında böylesine düzenli bir organizasyonu nasıl kurmuşlardır? Nasıl olup da, bir molekül bir insanın artık boyunun uzamasını durdurma kararı alır, bu kararını diğerine iletir, diğeri ise bu kararı nasıl anlayıp, itaat edip, uygulamaya koyar? Bu disiplinin kurucusu kimdir? Dahası, milyonlarca yıldır, trilyonlarca gen, aynı disiplin, itaat, akıl ve şuurla görevini eksiksiz yerine getirmektedir. </text:span></text:p>
      <text:p text:style-name="P20"><text:span text:style-name="T5">Bö</text:span><text:span text:style-name="T6">yle kusursuz çalışan bir sistemin tesadüfen oluştuğunu iddia etmek, çok büyük bir safsatadır. </text:span></text:p>
      <text:p text:style-name="P10"/>
      <text:p text:style-name="P27"/>
      <text:p text:style-name="Standard"><text:span text:style-name="T20">28</text:span></text:p>
      <text:p text:style-name="Standard"><text:span text:style-name="T20">Evrimcilerin İçinde Bulundukları </text:span></text:p>
      <text:p text:style-name="Standard"><text:soft-page-break/><text:span text:style-name="T20">Çıkmazı Gösteren Bir Örnek</text:span></text:p>
      <text:p text:style-name="P10"/>
      <text:p text:style-name="P20"><text:span text:style-name="T6">Evrimciler, büyük varillerin içine canlılığın yapısında bulunan fosfor, azot, karbon, oksijen, demir, magnezyum gibi elementlerden bol miktarda koysunlar. Hatta normal şartlarda bulunmayan ancak bu karışımın içinde bulunmasını gerekli gördükleri malzemeyi de bu varillere eklesinler. Karışımların içine, istedikleri kadar (dünya atmosferinde kendiliğinden oluşumu mümkün olmayan) amino asit, istedikleri kadar da (bir tekinin bile rastlantısal oluşması imkansız olan) protein doldursunlar. Bu karışımlara istedikleri oranda ısı ve nem versinler. Bunları istedikleri gelişmiş cihazlarla karıştırsınlar. Varillerin başına da dünyanın önde gelen bilim adamlarını koysunlar. Bu uzmanlar nöbetleşe milyarlarca, hatta trilyonlarca sene varillerin başında beklesinler. Bir insanın oluşması için hangi şartların var olması gerektiğine inanılıyorsa hepsini kullanmak serbest olsun. Ancak ne yaparlarsa yapsınlar o varillerden kesinlikle bir insan çıkar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20"><text:span text:style-name="T6">Kısacası, bilinçsiz atomlar biraraya gelerek hücreyi oluşturamazlar. Sonra yeni bir karar vererek oluşan bu hücreyi ikiye bölüp, sonra art arda başka kararlar alıp, elektron mikroskobunu bulan, sonra kendi hücre yapısını bu mikroskop altında izleyen profesörleri yaratamazlar. Madde bilinçsiz, cansız bir yığındır ve ancak Allah'ın üstün yaratmasıyla hayat bulur.</text:span></text:p>
      <text:p text:style-name="P20"><text:span text:style-name="T6">Bunun aksini iddia eden evrim teorisi ise, akla tamamen aykırı bir safsatadır. Evrimcilerin ortaya attığı iddialar üzerinde biraz bile düşünmek, üstteki örnekte olduğu gibi, bu gerçeği açıkça gösterir.</text:span></text:p>
      <text:p text:style-name="P10"/>
      <text:p text:style-name="P27"/>
      <text:p text:style-name="Standard"><text:span text:style-name="T20">29</text:span></text:p>
      <text:p text:style-name="Standard"><text:span text:style-name="T20">Evrim Teorisi, Canlılardaki</text:span></text:p>
      <text:p text:style-name="Standard"><text:span text:style-name="T20">Bilinçli Tasarımı Açıklayamaz</text:span></text:p>
      <text:p text:style-name="P10"/>
      <text:p text:style-name="P20"><text:span text:style-name="T6">Bir odaya girdiğinizde eğer masanın üzerindeki kağıdın üzerinde mürekkep lekesi görürseniz, mürekkep şişesinin bir şekilde kağıdın üzerine döküldüğünü ve orada rastgele bir şekil oluşturduğunu düşünürsünüz. Ancak eğer bu kağıdın üzerine mürekkeple yazılmış "BABANI ARA" diye bir not görürseniz, bu yazının kağıdın üzerinde rastgele oluşmadığını bilirsiniz. Notun sahibini görmeseniz bile, bunun bilinçli bir kişi tarafından yazılmış anlamlı ve amaçlı bir not olduğundan şüphe etmezsiniz. Veya, çok güzel bir tablo gördüğünüzde, ressamını görmemiş olsanız bile bu tablonun bilinçli bir tasarımın eseri olduğunu bilirsiniz. </text:span></text:p>
      <text:p text:style-name="P20"><text:span text:style-name="T6">Boyaların yere dökülerek bu resmi rastgele oluşturduğunu hiçbir zaman düşünmezsiniz. Aynı gerçek canlılıktaki kusursuz tasarım için de geçerlidir. Canlılardaki kusursuz ve olağanüstü tasarım, onların tesadüflerin eseri olmadıklarını, bilinçli bir tasarımın sonucu olduklarını açıkça göstermektedir. Evrim teorisi ise, bu gerçek karşısında çökmüştür. Canlılıktaki bilinçli tasarımın sahibi, alemlerin Rabbi olan Allah'tır. </text:span></text:p>
      <text:p text:style-name="P27"/>
      <text:p text:style-name="P27"/>
      <text:p text:style-name="Standard"><text:span text:style-name="T20">30</text:span></text:p>
      <text:p text:style-name="Standard"><text:span text:style-name="T20">Canlılardaki İndirgenemez Kompleks </text:span></text:p>
      <text:p text:style-name="Standard"><text:span text:style-name="T17">Yapı</text:span><text:span text:style-name="T19">lar Evrim Teorisine Meydan Okuyor</text:span></text:p>
      <text:p text:style-name="P10"/>
      <text:p text:style-name="P20"><text:span text:style-name="T6">Evrim teorisinin iddialarını tümüyle geçersiz kılan indirgenemez komplekslik, evrimcilerin iddia ettikleri aşama aşama gelişimi imkansız hale getirir. Örneğin biraraya gelerek gözü oluşturan, gözyaşı bezi, retina, iris gibi organellerin aşamalarla teker teker oluşmaları mümkün değildir. Çünkü gözü oluşturan tüm parçalar eksiksiz olduğunda görme gerçekleşecektir. Biri eksik olsa organ işlevsiz olacağından evrime göre işlevsiz bir organın "doğal seleksiyona" uğrayarak yok olması gerekmektedir. </text:span></text:p>
      <text:p text:style-name="P27"/>
      <text:p text:style-name="P27"><text:soft-page-break/></text:p>
      <text:p text:style-name="Standard"><text:span text:style-name="T20">31</text:span></text:p>
      <text:p text:style-name="Standard"><text:span text:style-name="T20">İnsan Gözü En Gelişmiş Kameradan </text:span></text:p>
      <text:p text:style-name="Standard"><text:span text:style-name="T20">Çok Daha Kompleks ve Kusursuzdur</text:span></text:p>
      <text:p text:style-name="P10"/>
      <text:p text:style-name="P20"><text:span text:style-name="T6">İnsan gözü, 40 temel parçadan oluşur ve en gelişmiş kameradan çok daha kusursuz bir görüntü ve netlik sağlar. Gözün görebilmesi için bu 40 temel parçanın hepsinin aynı anda birden var olması ve uyum içinde çalışması gerekir. Bu parçalardan biri olmasa göz göremez. Bir kamera nasıl, kendisini oluşturan parçaların tesadüfler sonucunda biraraya gelmesiyle aşama aşama oluşamazsa, göz de aşama aşama ve tesadüf</text:span><text:span text:style-name="T7">lerin sonucunda oluşamaz. </text:span></text:p>
      <text:p text:style-name="P10"/>
      <text:p text:style-name="P27"/>
      <text:p text:style-name="Standard"><text:span text:style-name="T20">32</text:span></text:p>
      <text:p text:style-name="Standard"><text:span text:style-name="T20">İnsan Beyni Karmaşık ve Üstün</text:span></text:p>
      <text:p text:style-name="Standard"><text:span text:style-name="T20">Bir Organizasyona Sahiptir</text:span></text:p>
      <text:p text:style-name="P10"/>
      <text:p text:style-name="P20"><text:span text:style-name="T6">Beyin yaklaşık 100 milyar sinir hücresinden oluşur. Beyindeki sinir hücreleri, aralarında "sinaps" denilen bağlantı noktaları sayesinde iletişim kurarlar. Her bir nöronda 10 bin sinaps bulunmaktadır. Bu, bir nöron aynı anda 10 bin farklı nöronla iletişim kurabilir demektir. İnsan beyninin içindeki sinapsların sayısının 1 katrilyon olduğu tahmin edilmektedir. (Bu 1.000.000.000. 000.000 haberleşme demektir.) Bilgisayarlardaki sinir hücrelerine denk gelen transistörlerde ise sadece 6 bağlantı noktası bulunmaktadır. </text:span></text:p>
      <text:p text:style-name="P20"><text:span text:style-name="T6">Dünyanın en hızlı işlem yapan bilgisayarları ortalama, olarak saniyede 109 işlem yapabilmektedir. Beynin hızı ise aynı işlem için 1015'tir. (saniyede 10.000.000.000. 000.000 hızında) Dahası bilgisayar hafızasının kapasitesi 1011 bit'ken (bit= bilgisayarda kaydedilebilen en küçük bilgi birimi) beyninki 1014'tür. Aradaki bu fark beynin kapasitesinin, 1000 adet bilgisayarın toplam kapasitesi kadar olduğunu gösterme</text:span><text:span text:style-name="T5">ktedir.</text:span></text:p>
      <text:p text:style-name="P20"><text:span text:style-name="T6">Tesadüflerin, hayranlık uyandıracak bir iletişim ağı kuracak şekilde sinir hücrelerini organize etmeleri kesinlikle imkansızdır. Bu, 20. yüzyılın en büyük gelişmelerinden biri olan internet teknolojisinden çok daha kompleks ve harika bir sistemdir. Peki nasıl olur da, internet teknolojisinin veya en basit bir telefon santralinin dahi tesadüfen oluşamayacağını, bunun mühendislik, tasarım, bilgi, bilinç, akıl ve teknoloji gerektirdiğini bilen insanlar, beyindeki çok daha olağanüstü sistemin tesadüfen oluştuğunu iddia edebilmektedirler? </text:span></text:p>
      <text:p text:style-name="P20"><text:span text:style-name="T6">Kuşkusuz bu, evrim teorisine körü körüne bağlılığın bir sonucudur. Önyargısız yaklaşan her insan insanın yaratılışındaki ihtişamı görebilir.</text:span></text:p>
      <text:p text:style-name="P26"/>
      <text:p text:style-name="P3"><text:span text:style-name="T20">33</text:span></text:p>
      <text:p text:style-name="Standard"><text:span text:style-name="T20">Evrimcileri Çaresiz Bırakan</text:span></text:p>
      <text:p text:style-name="Standard"><text:span text:style-name="T20">Bakteri Kamçısı</text:span></text:p>
      <text:p text:style-name="P10"/>
      <text:p text:style-name="P20"><text:span text:style-name="T6">Bakteri kamçısı, bazı bakteriler tarafından sıvı bir ortamda hareket edebilmek için kullanılır. Bu organik motor, hücre içinde ATP molekülleri halinde saklı tutulan hazır enerjiyi kullanmaz. Bunun yerine kendine özel bir enerji kaynağı vardır: Bakteri, zarından gelen bir asit akışından aldığı enerjiyi kullanır. Kamçıyı oluşturan yaklaşık 240 ayrı protein vardır. Bilim adamları kamçıyı oluşturan bu proteinlerin, motoru kapatıp açacak sinyalleri gönderdiklerini, atom boyutunda harekete imkan sağlayan mafsallar oluşturduklarını be</text:span><text:span text:style-name="T7">lirlemişlerdir. </text:span></text:p>
      <text:p text:style-name="P20"><text:span text:style-name="T6">Sadece bakteri kamçısının bu kompleks yapısı dahi evrim teorisini çökertmek için yeterlidir. Çünkü kamçı hiçbir şekilde basite indirgenemeyecek bir yapıdadır. Kamçıyı oluşturan moleküler parçaların tek bir tanesi bile olmasa, ya da kusurlu olsa, kamçı çalışmaz ve dolayısıyla bakteriye hiçbir faydası olmaz. Bakteri kamçısının ilk var olduğu andan itibaren eksiksiz olarak işlemesi gerekmektedir. Bu gerçek karşısında evrim teorisinin "kademe kademe gelişim" iddiasının anlamsızlığı, bir kez daha açıkça ortaya çıkmaktadır. </text:span></text:p>
      <text:p text:style-name="P27"/>
      <text:p text:style-name="P27"/>
      <text:p text:style-name="Standard"><text:span text:style-name="T20">34</text:span></text:p>
      <text:p text:style-name="Standard"><text:span text:style-name="T20">Hafıza ve Laboratuvar Sahibi </text:span></text:p>
      <text:p text:style-name="Standard"><text:span text:style-name="T20">Savunma Sistemi</text:span></text:p>
      <text:p text:style-name="P10"/>
      <text:p text:style-name="P20"><text:span text:style-name="T6">Antijen adı verilen bazı mikroplar ve yabancı maddeler dolaşım sistemine girerek insan için tehlike oluştururlar. Bunun üzerine savunma sistemi hücreleri antijenlere karşı "antikor" adı verilen maddeler üreterek onları yok etmeye ya da çoğalmalarını önlemeye çalışırlar. </text:span></text:p>
      <text:p text:style-name="P20"><text:span text:style-name="T6">Antikorların sahip oldukları en önemli özellik doğada var olan yüzbinlerce birbirinden farklı mikrobu tanıyıp, kendilerini onları yok etmeye yönelik olarak hazırlayabilmeleridir. Fakat asıl ilginç olan laboratuvarda oluşturularak insan vücuduna yerleştirilen yapay antijenleri bile tanıyan antikorların bulunmasıdır. </text:span></text:p>
      <text:p text:style-name="P20"><text:span text:style-name="T6">Bir hücre nasıl olur da yüzbinlerce farklı yabancı hücreyi tanıyabilir? Üstelik bunun yanısıra, yapay olarak üretilen bir maddenin de bilgisine sahip olabilir? Dahası, antikorlar yabancıya karşı kullanılacak etkili silahları da anında tespit edip üretebilirler. Bu durum, evrimcileri büyük bir çıkmaza sokmaktadır.</text:span></text:p>
      <text:p text:style-name="P10"/>
      <text:p text:style-name="P27"/>
      <text:p text:style-name="Standard"><text:span text:style-name="T20">35</text:span></text:p>
      <text:p text:style-name="Standard"><text:span text:style-name="T17">Bir Heykeltıraş Gibi Çalışan Kem</text:span><text:span text:style-name="T19">ik </text:span></text:p>
      <text:p text:style-name="Standard"><text:span text:style-name="T20">Hücreleri, Tesadüflerin Eseri Değildir</text:span></text:p>
      <text:p text:style-name="P10"/>
      <text:p text:style-name="P20"><text:soft-page-break/><text:span text:style-name="T6">Kemikte yer alan osteoklast adlı hücrelerin görevlerinden biri kemiğin bazı bölgelerindeki</text:span><text:span text:style-name="T5"> </text:span><text:span text:style-name="T6">boşluklarda yıkıma yol açarak, kemiğin biçiminin ve boyunun değişmesini ve giderek erişkin boyutlara varmasını sağlamaktır. Bir yandan da kemik yüzeyindeki çıkıntıların küçülmesini sağlar. Osteoklastların kemikte yaptığı yıkım sırasında osteoblast adlı kemik hücreleri de iskeleti oluşturmak üzere yeni kemik yapmaya başlar. </text:span></text:p>
      <text:p text:style-name="P20"><text:span text:style-name="T6">Her insanda kemiklerde bulunan bu hücreler aynı görevi görürler. Hepsi kemik yüzeyini nasıl küçülteceklerini bilirler. Kafatasındaki kemiklerle uyluk kemiği arasındaki farklılıkları bilerek kemiklere nasıl şekil vereceklerini, ne zaman uzamasının duracağını, incelik ve kalınlığının nasıl olacağını bilirler. Kemik hücreleri, vücudun iskelesini, adeta bir heykeltıraş gibi, büyük bir titizlikle hazırlarlar. Her parçanın sertliğini, uzunluğunu, şeklini, girinti çıkıntılarını, birbirleriyle kesişeceği yerleri kusursuzca tasarlayan ve inşa eden bu hücrelere her adımlarını ilham eden Yüce Allah'tır.</text:span></text:p>
      <text:p text:style-name="P10"/>
      <text:p text:style-name="P27"/>
      <text:p text:style-name="Standard"><text:span text:style-name="T20">36</text:span></text:p>
      <text:p text:style-name="Standard"><text:span text:style-name="T20">Kanın Pıhtılaşmasındaki Mucize</text:span></text:p>
      <text:p text:style-name="P10"/>
      <text:p text:style-name="P20"><text:span text:style-name="T6">Kanın pıhtılaşması, otoyolda meydana gelen bir kazaya acil çağrılarla yetişen devriye ve ambulansların ilk yardımlarını anımsatan bir işlemdir. </text:span></text:p>
      <text:p text:style-name="P20"><text:span text:style-name="T5">Vücudun herhangi bir bölgesinde bir k</text:span><text:span text:style-name="T6">anama olduğunda ilk yardım trombosit adı verilen kan plakçıklarından gelir. Trombositler kanın içinde dağınık olarak dolaşırlar, bu nedenle kanama vücudun neresinde olursa olsun mutlaka o bölgeye yakın, devriye gezen bir trombosit vardır. </text:span></text:p>
      <text:p text:style-name="P20"><text:span text:style-name="T5">"Von Willebrand"</text:span><text:span text:style-name="T6"> isminde bir protein ise, kaza yerini işaret ederek yardım isteyen bir trafik polisi gibi, trombositleri gördüğünde önlerini keser ve olay yerinde kalmalarını sağlar. Olay yerine gelen ilk trombosit, aynı telsizle yardım ister gibi, bir madde salgılayarak, diğerlerini de olay yerine çağırır. </text:span></text:p>
      <text:p text:style-name="P20"><text:span text:style-name="T6">Bu arada, vücutta yer alan 20 enzim biraraya gelerek yaranın üzerinde trombin adında bir protein üretmeye başlar. Trombin sadece açık yaranın olduğu yerde üretilir. Bu, olay yerinde bulunan ilk yardım ekibinin, hasta için gereken ilacı olay yerinde imal etmesi gibi bir olaydır. Üstelik bu üretim tam ihtiyaç kadar olmalıdır. Ayrıca bu proteinin üretimi tam zamanında başlamalı ve tam zamanında durdurulmalıdır. Başlama ve durdurma emrini bu proteini üreten enzimler kendi aralarında verirler. </text:span></text:p>
      <text:p text:style-name="P20"><text:span text:style-name="T6">Yeterli miktarda trombin proteini üretildikten sonra fibrinojen adı verilen iplikçikler oluşturulur. Bu iplikçikler kanın üzerinde bir ağ meydana getirirler ve gelen trombositler bu ağa takılarak birikir. Bu birikim yoğunlaştığında ise kanın dışarı akışı durur. Burada bahsedilen enzimler, proteinler, cansız, şuursuz, kör atomların farklı şekillerde dizilmelerinden oluşmuş yapılardır. Bunların her biri, yaralanma olayının en başından itibaren bir görev üstlenerek, en acil şekilde akan kanı durdurmak için "organize olurlar". Bu atom yığınlarının böylesine bir şuur göstermesi ise kuşkusuz çok büyük bir mucizedir ve tümüyle rastlantılara dayalı olan "evrim" sürecinin ürünü elbette olamaz.</text:span></text:p>
      <text:p text:style-name="P10"/>
      <text:p text:style-name="P27"/>
      <text:p text:style-name="Standard"><text:span text:style-name="T20">37</text:span></text:p>
      <text:p text:style-name="Standard"><text:span text:style-name="T20">Tek Bir Molekülün Özellikleri Dahi </text:span></text:p>
      <text:p text:style-name="Standard"><text:span text:style-name="T19">Evrim Teoris</text:span><text:span text:style-name="T17">ini Çürütmek İçin Yeterlidir</text:span></text:p>
      <text:p text:style-name="P10"/>
      <text:p text:style-name="P20"><text:span text:style-name="T6">Trombin, kanı pıhtılaştıran bir proteindir. Ancak, bu protein sürekli kanın içinde dolaşmasına rağmen, her zaman kanı pıhtılaştırarak akışını durdurmaz. Sadece damarlardan birinde kanama olduğunda pıhtılaşma gerektiğini anlar ve kanı pıhtılaştırır. Eğer trombin hiç durmadan görevini yerine getiriyor olsaydı, kandaki trombin proteinleri nedeniyle damarlardaki tüm kan pıhtılaşır ve canlı yaşayamazdı. Peki, cansız ve şuursuz atomlar, hem kanamayı durdurmak için bu proteini tasarlamış, hem de bu proteinin canlıya zarar vermesini önlemek için gerekli özellikleri düşünüp oluşturmuş olabilirler mi? Bilinçsiz atomlar, bu kadar aşamalı, detaylı ve muazzam bir bilgi ve yetenek gerektiren mekanizmaları meydana getirebilirler mi? Elbette ki hayır. Tüm bunları tasarlayan ve yaratan Yüce Allah'tır.</text:span></text:p>
      <text:p text:style-name="P10"/>
      <text:p text:style-name="P27"/>
      <text:p text:style-name="Standard"><text:soft-page-break/><text:span text:style-name="T20">38</text:span></text:p>
      <text:p text:style-name="Standard"><text:span text:style-name="T20">Yararlı ve Zararlı Maddeleri </text:span></text:p>
      <text:p text:style-name="Standard"><text:span text:style-name="T20">Birbirinden Ayırt Edebilen Kan Hücreleri</text:span></text:p>
      <text:p text:style-name="P10"/>
      <text:p text:style-name="P20"><text:span text:style-name="T6">Kan, hücrelerin atıklarını toplayan bir çöp ünitesi gibidir. Atık maddeleri böbreklere taşır ve bu maddeler böbreklerde temizlenir. Hücrelerde üretilen zehirli karbondioksit gazı ise yine kan tarafından akciğerlere taşınır ve burada vücuttan atılır.</text:span></text:p>
      <text:p text:style-name="P20"><text:span text:style-name="T6">Damarlarda hareket eden kan hücreleri, son derece bilinçli bir şekilde, atık maddeleri ve yararlı maddeleri birbirlerinden ayırt edebilmekte ve hangisinin nereye bırakılacağını çok iyi bilmektedirler. Örneğin hiçbir zaman zehirli gazları böbreklere veya atık maddeleri akciğere taşımazlar. Ya da, besin ihtiyacı olan bir organa atık maddeleri götürmezler. Kan hücrelerinin, hiçbir şaşırma, karıştırma, aksatma ve hata olmadan, son derece bilinçli bir şekilde görevlerini yerine getirmeleri, onları kontrol eden, düzenleyen, organize eden bir akıl ve bilincin de varlığını göstermektedir. Kana tüm bu özellikleri verenin ve kusursuz bir sistem yaratanın üstün kudret sahibi Allah olduğu apaçık bir gerçektir.</text:span></text:p>
      <text:p text:style-name="P10"/>
      <text:p text:style-name="P27"/>
      <text:p text:style-name="Standard"><text:span text:style-name="T20">39</text:span></text:p>
      <text:p text:style-name="Standard"><text:span text:style-name="T20">Böbreklerin Seçiciliği</text:span></text:p>
      <text:p text:style-name="Standard"><text:span text:style-name="T20">Tesadüflerin Eseri Değildir </text:span></text:p>
      <text:p text:style-name="P10"/>
      <text:p text:style-name="P20"><text:span text:style-name="T6">Böbrekler, vücutta dolaşan kanı sürekli olarak temizlerler. Süzdükleri maddenin bir kısmını vücuda kullanılmak üzere geri gönderen böbrekler, işe yaramayan ve zararlı olanları ise vücuttan atarlar. Peki böbrekler bu ayrımı nasıl yapar? Proteini, üreyi, sodyumu, glikozu ve diğerlerini birbirinden nasıl ayırt ederler?</text:span></text:p>
      <text:p text:style-name="P20"><text:span text:style-name="T6">Neyin atılıp neyin tutulacağına karar veren böbreklerdeki "glomerül" adı verilen ve kılcal damarlardan oluşan yapıdır. Bir et parçası, hangi maddenin ne kadarının atılıp ne kadarının tutulacağına nasıl karar verebilir? Böbrekleri seçici özelliği ile tasarlayan, ne kimya, ne fizik ne de biyoloji eğitimi almamış, şuursuz atomlar veya kör tesadüfler olabilir mi? Elbette ki hayır. Tüm bunlar, kusursuz ve bilinçli bir tasarımın,</text:span><text:span text:style-name="T5"> </text:span><text:span text:style-name="T6">Allah'ın üstün yaratışının delillerindendir.</text:span></text:p>
      <text:p text:style-name="P10"/>
      <text:p text:style-name="P26"/>
      <text:p text:style-name="P3"><text:span text:style-name="T20">40</text:span></text:p>
      <text:p text:style-name="Standard"><text:span text:style-name="T20">Böbreklerin Tesadüfen Oluştuklarını</text:span></text:p>
      <text:p text:style-name="Standard"><text:span text:style-name="T20">İddia Etmek Büyük Bir Hatadır</text:span></text:p>
      <text:p text:style-name="P10"/>
      <text:p text:style-name="P20"><text:span text:style-name="T6">Böbrek, yalnızca 5-7 cm yer tutar, sessizce, hissettirmeden, durmaksızın ve hiçbir bakıma ihtiyaç duymadan çalışır; kanın kalitesini kontrol eder, kan hücrelerinin üretilmesini emreder, kandaki su miktarını ayarlar, tansiyonu kontrol eder, kanı temizler, vücudun ihtiyaçlarına en uygun 2.400.000 filtre ünitesi aralıksız çalışır, çalışması için özel bir vakit ayırmaya gerek yoktur günlük yaşam içinde insan nerede olursa olsun çalışmasını sürdürür.</text:span></text:p>
      <text:p text:style-name="P20"><text:span text:style-name="T6">Diyaliz makinesi, orta boy bir buzdolabı büyüklüğündedir, elektrikle çalışır, gürültülüdür, 3-4 yılda yıpranır, sürekli bakım gerektirir, böbrek çalışmadığı için vücutta kan üretilemez, hasta kansız kaldığı için sık sık kan nakli gerektirir. Steril hastane koşullarında uzman doktor ve teknisyenler tarafından çalıştırılır, tüm hastalar yüksek tansiyon hastasıdır, makineye bağlanınca tansiyon aşırı düşer, hastanın nefesi daralır, titreme krizleri gelir, kanamalar kolay ve sık olur, sık sık kas krampları oluşur, basit bir filtredir. Kanı kabaca süzdüğü için hastanın tahlilleri yapılır, eksilen maddeler serumla tekrar verilir, insanı 3 günde bir 5 saat boyunca yatağa bağlı tutar, hareket etme imkanı vermez.</text:span></text:p>
      <text:p text:style-name="P20"><text:span text:style-name="T6">Bir diyaliz makinesinin tesadüfen oluşamayacağını bilen insanların, ondan daha üstün özelliklere sahip olan böbreklerin tesadüfen oluştuklarını iddia etmeleri büyük bir mantıksızlıktır.</text:span></text:p>
      <text:p text:style-name="P10"/>
      <text:p text:style-name="P27"/>
      <text:p text:style-name="Standard"><text:span text:style-name="T20">41</text:span></text:p>
      <text:p text:style-name="Standard"><text:span text:style-name="T20">Kemik Hücrelerinin Kalsiyum </text:span></text:p>
      <text:p text:style-name="Standard"><text:span text:style-name="T20">YakalamaYeteneği Tesadüfen Oluşamaz</text:span></text:p>
      <text:p text:style-name="P10"/>
      <text:p text:style-name="P20"><text:span text:style-name="T6">Kemikler kalsiyum ve fosfor gibi hayati maddeleri depolar, herhangi bir durumda ihtiyaç olduğunda depoladıkları bu maddeleri vü</text:span><text:span text:style-name="T5">cuda </text:span><text:span text:style-name="T6">geri verirler. Gözü veya herhangi bir duyu organı olmayan bir kemik hücresi, kanda bulunan binlerce değişik madde arasından kalsiyumu ve fosforu kolaylıkla ayırt eder. Sonra hiç şaşırmadan bu atomları yakalar.Bir insan dahi önüne koyulan kalsiyum, fosfor, demir, çinko gibi farklı element tozlarını -eğer bu konuda bir eğitim almamışsa- ayırt edemez. </text:span></text:p>
      <text:p text:style-name="P20"><text:span text:style-name="T6">Ayrıca kemik hücresi kendisine "kalsiyum depola" emri (Kalsitonin hormonu) geldiğinde bu emre hemen itaat eder. Eğer kendisine "depoladığın kalsiyumu bırak</text:span><text:span text:style-name="T5">" emri (Parathormon hormonu) gelirse, bu emre de itaat </text:span><text:span text:style-name="T6">eder. Kemik hücresi yüksek şuur, kabiliyet, sorumluluk ve disiplin anlayışıyla gece gündüz görevine devam</text:span><text:span text:style-name="T5"> </text:span><text:span text:style-name="T6">eder. Özel yetenekleri olan bu hücrelerin tesadüfen oluşamayacakları çok açık bir gerçektir.</text:span></text:p>
      <text:p text:style-name="P10"/>
      <text:p text:style-name="P27"/>
      <text:p text:style-name="P26"/>
      <text:p text:style-name="P3"><text:span text:style-name="T20">42</text:span></text:p>
      <text:p text:style-name="Standard"><text:span text:style-name="T20">Midedeki Kusursuz Tasarım</text:span></text:p>
      <text:p text:style-name="P10"/>
      <text:p text:style-name="P20"><text:span text:style-name="T6">Besinleri ve onların içerdiği protenleri sindirebilmek için midede çok güçlü asitler salgılanır. Bu asitler tıraş bıçağını dahi sindirebilecek güçtedir. Peki bu asitler, kendisi de proteinlerden oluşan mideye nasıl olup da zarar vermezler? Bunun cevabı, insan vücudundaki benzersiz tasarım örneklerinden birinde gizlidir. Midenin girintili çıkıntılı duvarlarının derinlikleri sayesinde, mide kendi kendini sindirmez. </text:span></text:p>
      <text:p text:style-name="P20"><text:span text:style-name="T6">Mide duvarlarındaki bu derin çukurlarda birbirinden farklı özelliklere sahip hücreler yer alır. Hassas bir denge içinde, midedeki birtakım hücreler asit salgılarken, bu hücrelerin yanıbaşında bulunan başka hücreler de yapışkan bir sıvı salgılar. "Mukus" isimli bu sıvı midenin yüzeyini örter ve mide duvarını asitlere karşı bir kalkan gibi korur ve enzimlerin mideye zarar vermesini engeller. Peki mide için bu akılcı önlemi alan karar merkezi, hücreler veya atomlar olabilir mi? Elbette ki hayır. İnsan vücudunun her özelliği, kusursuz bir yaratışın delilidir.</text:span></text:p>
      <text:p text:style-name="P10"/>
      <text:p text:style-name="P10"/>
      <text:p text:style-name="Standard"><text:span text:style-name="T20">43</text:span></text:p>
      <text:p text:style-name="Standard"><text:span text:style-name="T15">Evrim Te</text:span><text:span text:style-name="T16">orisinin Açmazlarından Biri: </text:span></text:p>
      <text:p text:style-name="Standard"><text:span text:style-name="T20">Bilgi Teorisi</text:span></text:p>
      <text:p text:style-name="P10"/>
      <text:p text:style-name="P20"><text:span text:style-name="T6">Evrimcilerin açıklayamadıkları konulardan biri canlılıktaki bilgidir. Çünkü bilgi asla maddeye indirgenemez.</text:span></text:p>
      <text:p text:style-name="P20"><text:span text:style-name="T6">Örneğin bir kitap kağıttan, mürekkepten ve içindeki bilgiden oluşur. Kağıt ve mürekkep maddesel bir şeydir, ancak kitabın içindeki bilgi maddesel değildir. </text:span></text:p>
      <text:p text:style-name="P20"><text:span text:style-name="T6">Eğer bir madde bilgi içeriyorsa, o zaman o madde, söz konusu bilgiye sahip olan bir akı</text:span><text:span text:style-name="T5">l taraf</text:span><text:span text:style-name="T6">ından düzenlenmiştir. Örneğin, her kitaptaki bilginin kaynağı</text:span><text:span text:style-name="T5">, o kitab</text:span><text:span text:style-name="T6">ı</text:span><text:span text:style-name="T5"> yazm</text:span><text:span text:style-name="T6">ı</text:span><text:span text:style-name="T7">ş olan yazar</text:span><text:span text:style-name="T6">ı</text:span><text:span text:style-name="T5">n zihnidir. </text:span></text:p>
      <text:p text:style-name="P20"><text:span text:style-name="T5">Canl</text:span><text:span text:style-name="T6">ı</text:span><text:span text:style-name="T5">lar</text:span><text:span text:style-name="T6">ı</text:span><text:span text:style-name="T5">n DNA'lar</text:span><text:span text:style-name="T6">ı</text:span><text:span text:style-name="T5">nda da son derece kapsaml</text:span><text:span text:style-name="T6">ı</text:span><text:span text:style-name="T5"> bir bilgi bulunur. 20. yüzy</text:span><text:span text:style-name="T6">ılda bilim DNA'daki bilginin, materyalistlerin iddia ettiği gibi, maddeye indirgenemeyeceğini ortaya çı</text:span><text:span text:style-name="T5">karm</text:span><text:span text:style-name="T6">ı</text:span><text:span text:style-name="T7">şt</text:span><text:span text:style-name="T6">ır. DNA'daki bilgi, üstün bir Aklın ve sonsuz bir İlmin eseridir. Canlılığın kökeninde yer alan bu olağanüstü bilgi, materyalist felsefeyi çökertirken, alemlerin Rabbi olan Allah'ın apaçık varlığına sayısız deliller sunmaktadır.</text:span></text:p>
      <text:p text:style-name="P10"/>
      <text:p text:style-name="P27"/>
      <text:p text:style-name="Standard"><text:span text:style-name="T20">44</text:span></text:p>
      <text:p text:style-name="Standard"><text:span text:style-name="T20">İnsan Embriyosunda</text:span></text:p>
      <text:p text:style-name="Standard"><text:span text:style-name="T20">Solungaçlar Vardır Yalanı</text:span></text:p>
      <text:p text:style-name="P10"/>
      <text:p text:style-name="P20"><text:soft-page-break/><text:span text:style-name="T6">Bu iddia, evrimci biyolog Ernst Haeckel tarafından 20. yüzyılın başında yapılan bir bilim sahtekarlığına dayanmaktadır. Haeckel, evrime delil oluşturmak için, insan, tavuk, balık gibi canlıların embriyolarını yanyana çizmiş, ancak bu çizimler üzerinde çarpıtmalar yapmıştır. Bugün tüm bilim dünyası bunun bir sahtekarlık olduğunu kabul etmektedir. Haeckel'in "solungaç" diye gösterdiği yapı, gerçekte insanın orta kulak kanalının, paratiroidlerinin ve timüs bezlerinin başlangıcıdır.</text:span></text:p>
      <text:p text:style-name="P17"/>
      <text:p text:style-name="Standard"><text:span text:style-name="T20">45</text:span></text:p>
      <text:p text:style-name="Standard"><text:span text:style-name="T20">Moleküler Kıyaslamalar Evrim </text:span></text:p>
      <text:p text:style-name="Standard"><text:span text:style-name="T20">Teorisine Delil Oluşturmamaktadır</text:span></text:p>
      <text:p text:style-name="P10"/>
      <text:p text:style-name="P20"><text:span text:style-name="T5">Evrimciler, farkl</text:span><text:span text:style-name="T6">ı</text:span><text:span text:style-name="T5"> canl</text:span><text:span text:style-name="T6">ı</text:span><text:span text:style-name="T7"> türlerinin DNA şifrelerinin ya da protein yap</text:span><text:span text:style-name="T6">ı</text:span><text:span text:style-name="T5">lar</text:span><text:span text:style-name="T6">ı</text:span><text:span text:style-name="T5">n</text:span><text:span text:style-name="T6">ın benzer olduğundan söz ederler ve bunu, bu canlı</text:span><text:span text:style-name="T7"> türlerinin birbirlerinden evrimleştiklerinin delili olarak yorumlarlar. Öncelikle belirtmek gerekir ki, canl</text:span><text:span text:style-name="T6">ı</text:span><text:span text:style-name="T5">lar</text:span><text:span text:style-name="T6">ı</text:span><text:span text:style-name="T7">n temel yaşamsal işlevleri birbiriyle ayn</text:span><text:span text:style-name="T6">ı</text:span><text:span text:style-name="T5">d</text:span><text:span text:style-name="T6">ır, dolayısıyla benzer DNA'lara sahip olmaları doğaldır. Bu ortak bir atadan evrimleştiklerini göstermez. Ayrıca farklı</text:span><text:span text:style-name="T5"> türlere ve s</text:span><text:span text:style-name="T6">ı</text:span><text:span text:style-name="T5">n</text:span><text:span text:style-name="T6">ı</text:span><text:span text:style-name="T5">flara ait canl</text:span><text:span text:style-name="T6">ı</text:span><text:span text:style-name="T5">lar</text:span><text:span text:style-name="T6">ı</text:span><text:span text:style-name="T7">n DNA analizleri sonucunda elde edilen bulgular karş</text:span><text:span text:style-name="T6">ı</text:span><text:span text:style-name="T7">laşt</text:span><text:span text:style-name="T6">ı</text:span><text:span text:style-name="T5">r</text:span><text:span text:style-name="T6">ı</text:span><text:span text:style-name="T5">ld</text:span><text:span text:style-name="T6">ığı</text:span><text:span text:style-name="T5">nda, canl</text:span><text:span text:style-name="T6">ı</text:span><text:span text:style-name="T5">lar</text:span><text:span text:style-name="T6">ı</text:span><text:span text:style-name="T5">n DNA benzerliklerinin ya da farkl</text:span><text:span text:style-name="T6">ı</text:span><text:span text:style-name="T5">l</text:span><text:span text:style-name="T6">ı</text:span><text:span text:style-name="T5">klar</text:span><text:span text:style-name="T6">ının, öne sürülen hiçbir evrimci mantık ya da bağlantı</text:span><text:span text:style-name="T7">yla uyuşmad</text:span><text:span text:style-name="T6">ığı</text:span><text:span text:style-name="T5"> çok aç</text:span><text:span text:style-name="T6">ı</text:span><text:span text:style-name="T5">k bir biçimde ortaya ç</text:span><text:span text:style-name="T6">ı</text:span><text:span text:style-name="T5">kmaktad</text:span><text:span text:style-name="T6">ı</text:span><text:span text:style-name="T5">r. Canl</text:span><text:span text:style-name="T6">ı</text:span><text:span text:style-name="T5">larda anatomik ya da kimyasal benzerlikler arayan ve bunu evrime delil saymaya çal</text:span><text:span text:style-name="T6">ı</text:span><text:span text:style-name="T7">şan iddialar, bilimsel bulgular karş</text:span><text:span text:style-name="T6">ı</text:span><text:span text:style-name="T5">s</text:span><text:span text:style-name="T6">ı</text:span><text:span text:style-name="T5">nda geçersizdir.</text:span></text:p>
      <text:p text:style-name="P14"/>
      <text:p text:style-name="P27"/>
      <text:p text:style-name="Standard"><text:span text:style-name="T20">46</text:span></text:p>
      <text:p text:style-name="Standard"><text:span text:style-name="T20">Bakterilerin Antibiyotik Direnci </text:span></text:p>
      <text:p text:style-name="Standard"><text:span text:style-name="T20">Evrime Delil Değildir</text:span></text:p>
      <text:p text:style-name="P16"/>
      <text:p text:style-name="P20"><text:span text:style-name="T10">Evrimciler, bakterilerin bazı antibiyotiklere direnç göstermeye başlamalarını da evrime delil olarak gösterirler. </text:span></text:p>
      <text:p text:style-name="P20"><text:span text:style-name="T7">Söz konusu direnç şöyle oluş</text:span><text:span text:style-name="T5">ur: Bakteriler belli bir ilac</text:span><text:span text:style-name="T6">ı</text:span><text:span text:style-name="T5">n etkisine maruz kald</text:span><text:span text:style-name="T6">ı</text:span><text:span text:style-name="T5">klar</text:span><text:span text:style-name="T6">ı</text:span><text:span text:style-name="T5">nda, ilaca dayan</text:span><text:span text:style-name="T6">ı</text:span><text:span text:style-name="T5">ks</text:span><text:span text:style-name="T6">ı</text:span><text:span text:style-name="T5">z varyasyonlar yok olur; dirençliler ise hayatta kal</text:span><text:span text:style-name="T6">ır ve daha fazla çoğalma imkanı</text:span><text:span text:style-name="T7">na kavuşurlar. Bir süre sonra, ayn</text:span><text:span text:style-name="T6">ı</text:span><text:span text:style-name="T5"> bakteri türü yaln</text:span><text:span text:style-name="T6">ızca söz konusu antibiyotiğe dirençli olan </text:span><text:span text:style-name="T7">bireylerden oluşmuş bir koloni haline gelir. </text:span></text:p>
      <text:p text:style-name="P20"><text:span text:style-name="T6">Görüldüğü gibi antibiyotik direncinin genetik bilgisi bakterinin DNA'sında en baştan beri bulunmaktadır. Yani bu direnç tesadüflerle ortaya çıkmış, sonradan kazanılmış değildir.</text:span></text:p>
      <text:p text:style-name="P27"/>
      <text:p text:style-name="P27"/>
      <text:p text:style-name="Standard"><text:span text:style-name="T20">47</text:span></text:p>
      <text:p text:style-name="Standard"><text:span text:style-name="T20">Allah Canlılığı Evrimle Yaratmamıştır</text:span></text:p>
      <text:p text:style-name="P10"/>
      <text:p text:style-name="P20"><text:soft-page-break/><text:span text:style-name="T6">Bazı kişiler hem Allah'a iman ettiklerini hem de evrim teorisine inandıklarını söylemektedirler. Oysa bu hatalı bir bakış açısıdır. Çünkü; </text:span></text:p>
      <text:p text:style-name="P20"><text:span text:style-name="T6">1. Allah'a ve Allah'ın dinine inandığını söyleyen bir insan için tek başvuru kaynağı ve rehber Kuran'dır. Kuran'da ise evrimle birlikte yaratılış olduğuna dair bir bilgi yoktur. Aksine ayetlerde canlılığın ve evrenin,</text:span><text:span text:style-name="T5"> </text:span><text:span text:style-name="T6">Allah'ın "Ol" emriyle yoktan var edildiği bildirilmektedir. </text:span></text:p>
      <text:p text:style-name="P20"><text:span text:style-name="T6">2. Evrim teorisinin odak noktası, Yaratıcı'nın varlığının inkar edilmesidir. Darwin'den bu yana evrim teorisini savunanların hepsi bunu açıkça ortaya koymuşlardır. Teori, 150 yıldır ateizmin en önemli dayanağıdır. Ateizmin en önemli dayanağı ile Allah'a iman arasında elbette bir ortaklık kurulamaz. </text:span></text:p>
      <text:p text:style-name="P20"><text:span text:style-name="T6">Ayrıca evrim teorisini kabul edilemez yapan bir diğer faktör, evrim teorisinin bilim tarafından yalanlanıyor olmasıdır. Evrim teorisi temel iddialarını bile delillendirememiştir. </text:span></text:p>
      <text:p text:style-name="P27"/>
      <text:p text:style-name="P27"/>
      <text:p text:style-name="Standard"><text:span text:style-name="T20">48</text:span></text:p>
      <text:p text:style-name="Standard"><text:span text:style-name="T20">Varyasyonlar Evrimin Delili Değildir</text:span></text:p>
      <text:p text:style-name="P10"/>
      <text:p text:style-name="P20"><text:span text:style-name="T5">Varyasyon, genetik biliminde kullan</text:span><text:span text:style-name="T6">ı</text:span><text:span text:style-name="T7">lan bir terimdir ve "çeş</text:span><text:span text:style-name="T5">itlenme" demektir. Bu genetik olay, bir canl</text:span><text:span text:style-name="T6">ı</text:span><text:span text:style-name="T5"> türünün içindeki bireylerin ya da gruplar</text:span><text:span text:style-name="T6">ı</text:span><text:span text:style-name="T5">n birbirlerinden farkl</text:span><text:span text:style-name="T6">ı</text:span><text:span text:style-name="T5"> özelliklere sahip olmas</text:span><text:span text:style-name="T6">ına neden olur. Örneğin yeryüzündeki insanları</text:span><text:span text:style-name="T5">n hepsi temelde ayn</text:span><text:span text:style-name="T6">ı</text:span><text:span text:style-name="T5"> genetik bilgiye sahiptirler, ama bu genetik bilginin i</text:span><text:span text:style-name="T6">zin verdiği varyasyon potansiyeli sayesinde kimisi çekik gözlüdür, kimisi kı</text:span><text:span text:style-name="T5">z</text:span><text:span text:style-name="T6">ı</text:span><text:span text:style-name="T5">l saçl</text:span><text:span text:style-name="T6">ı</text:span><text:span text:style-name="T5">d</text:span><text:span text:style-name="T6">ı</text:span><text:span text:style-name="T5">r, kimisinin burnu uzun, kimisinin boyu k</text:span><text:span text:style-name="T6">ı</text:span><text:span text:style-name="T5">sad</text:span><text:span text:style-name="T6">ı</text:span><text:span text:style-name="T5">r. </text:span></text:p>
      <text:p text:style-name="P20"><text:span text:style-name="T5">Evrimciler ise, bir türün içindeki varyasyonlar</text:span><text:span text:style-name="T6">ı</text:span><text:span text:style-name="T5"> evrim teorisine delil olarak göstermeye çal</text:span><text:span text:style-name="T6">ı</text:span><text:span text:style-name="T7">ş</text:span><text:span text:style-name="T6">ı</text:span><text:span text:style-name="T5">rlar. Oysa varyasyon evr</text:span><text:span text:style-name="T7">ime delil oluşturmaz, çünkü varyasyon, zaten var olan genetik bilginin farkl</text:span><text:span text:style-name="T6">ı</text:span><text:span text:style-name="T7"> eşleşmelerinin ortaya ç</text:span><text:span text:style-name="T6">ı</text:span><text:span text:style-name="T5">kmas</text:span><text:span text:style-name="T6">ı</text:span><text:span text:style-name="T5">ndan ibarettir ve genetik bilgiye yeni bir özellik kazand</text:span><text:span text:style-name="T6">ı</text:span><text:span text:style-name="T5">rmaz.</text:span></text:p>
      <text:p text:style-name="P20"><text:span text:style-name="T6">Örneğin bir kedi türünü ne kadar kendi içinde türeterek zenginleştirmeye çalı</text:span><text:span text:style-name="T7">ş</text:span><text:span text:style-name="T6">ı</text:span><text:span text:style-name="T5">rsan</text:span><text:span text:style-name="T6">ı</text:span><text:span text:style-name="T5">z çal</text:span><text:span text:style-name="T6">ı</text:span><text:span text:style-name="T7">ş</text:span><text:span text:style-name="T6">ı</text:span><text:span text:style-name="T7">n, kediler hep kedi olarak kalacak, bunlar asla köpeklere dönüşmeyeceklerdir.</text:span></text:p>
      <text:p text:style-name="P10"/>
      <text:p text:style-name="P27"/>
      <text:p text:style-name="Standard"><text:span text:style-name="T20">49</text:span></text:p>
      <text:p text:style-name="Standard"><text:span text:style-name="T20">Davranışların Kökeni Evrim Değildir</text:span></text:p>
      <text:p text:style-name="P10"/>
      <text:p text:style-name="P20"><text:span text:style-name="T5">Evrimciler tüm hayvanlar</text:span><text:span text:style-name="T6">ı</text:span><text:span text:style-name="T5">n ve insanlar</text:span><text:span text:style-name="T6">ı</text:span><text:span text:style-name="T5">n davran</text:span><text:span text:style-name="T6">ı</text:span><text:span text:style-name="T7">ş</text:span><text:span text:style-name="T6">ında belirli bir evrimsel köken olduğunu kabul ederler. Fakat davranı</text:span><text:span text:style-name="T7">şlar</text:span><text:span text:style-name="T6">ı</text:span><text:span text:style-name="T5">n evrimi gibi bir aç</text:span><text:span text:style-name="T6">ı</text:span><text:span text:style-name="T5">klaman</text:span><text:span text:style-name="T6">ın gerçeklerle bağdaşan hiçbir yönü yoktur. Çünkü canlı</text:span><text:span text:style-name="T5">lar</text:span><text:span text:style-name="T6">ı</text:span><text:span text:style-name="T5">n deneme yan</text:span><text:span text:style-name="T6">ılma yaparak öğrenecek, sonra bunları</text:span><text:span text:style-name="T5"> genlerinde bir davran</text:span><text:span text:style-name="T6">ı</text:span><text:span text:style-name="T7">ş modeli olarak kaydedecek ve gelecek nesillere aktaracak ak</text:span><text:span text:style-name="T6">ı</text:span><text:span text:style-name="T7">l, şuur ve yetenekleri yoktur. Onlar yaşamlar</text:span><text:span text:style-name="T6">ı</text:span><text:span text:style-name="T5">n</text:span><text:span text:style-name="T6">ı</text:span><text:span text:style-name="T7"> kurtaran savunma şekilleri, yuva kurma modelleri gibi davran</text:span><text:span text:style-name="T6">ış biçimlerine doğuştan sahip olurlar. </text:span></text:p>
      <text:p text:style-name="P20"><text:span text:style-name="T5">Allah her canl</text:span><text:span text:style-name="T6">ı</text:span><text:span text:style-name="T5">y</text:span><text:span text:style-name="T6">ı</text:span><text:span text:style-name="T5"> kendine has özelliklerle ve davran</text:span><text:span text:style-name="T6">ı</text:span><text:span text:style-name="T7">ş şekilleriyle yaratmaktad</text:span><text:span text:style-name="T6">ır. Örneğin bir kelebeğin hayatta kalabilmek için kendini daha iyi kamufle edebileceği kuru bir yaprak görünümüne sahip olmayı kendi kendine düşünüp, bunu vücudunda bir değişikliğe dönüştürmesi mümkün değildir. Ya da bir kunduzun akarsu yatağı</text:span><text:span text:style-name="T5">nda suyun ak</text:span><text:span text:style-name="T6">ı</text:span><text:span text:style-name="T7">ş</text:span><text:span text:style-name="T6">ı</text:span><text:span text:style-name="T5">n</text:span><text:span text:style-name="T6">ı</text:span><text:span text:style-name="T5"> kesecek kadar ileri derecede mühendislik hesaplar</text:span><text:span text:style-name="T6">ı</text:span><text:span text:style-name="T5"> gerektire</text:span><text:span text:style-name="T6">n bir baraj inşa edebilmesi ve ilk doğduğu andan itibaren bunu yapabilmesi kuşkusuz öğrenme ile ya da doğal seleksiyon gibi bilinçsiz mekanizmalarla açıklanabilecek bir durum değildir. Canlı</text:span><text:span text:style-name="T5">lar, yarat</text:span><text:span text:style-name="T6">ı</text:span><text:span text:style-name="T5">ld</text:span><text:span text:style-name="T6">ı</text:span><text:span text:style-name="T5">klar</text:span><text:span text:style-name="T6">ı</text:span><text:span text:style-name="T5"> ilk andan itibaren kendilerini koruyabilecekleri birtak</text:span><text:span text:style-name="T6">ı</text:span><text:span text:style-name="T5">m özellik ve davran</text:span><text:span text:style-name="T6">ış biçimlerine sahip olarak doğarlar. Onlara bu özellikleri veren Allah'tır. </text:span></text:p>
      <text:p text:style-name="P10"/>
      <text:p text:style-name="P26"/>
      <text:p text:style-name="P3"><text:span text:style-name="T20">50</text:span></text:p>
      <text:p text:style-name="Standard"><text:span text:style-name="T20">Darwinizm 20. Yüzyıla Felaket </text:span></text:p>
      <text:p text:style-name="Standard"><text:span text:style-name="T20">Getiren İdeolojilerin Temelidir</text:span></text:p>
      <text:p text:style-name="P2"/>
      <text:p text:style-name="P20"><text:span text:style-name="T6">Darwinizm'in temelini "yaşam mücadelesi" kavramı oluşturur. Darwinizm'in diğer önemli iki özelliği ise, insanları bir hayvan türü olarak görmesi ve Allah'ı ve dini inkar eden felsefe ve ideolojilere sözde bilimsel bir zemin hazırlamasıdır. Darwinizm'in bu özellikleri, 20. yüzyılda vahşi kapitalizm, ırkçılık, öjeni, komünizm, faşizm gibi birçok tehlikeli ideoloji ve felsefeye destek sağlamış ve onları güçlendirmiştir. </text:span></text:p>
      <text:p text:style-name="P20"><text:span text:style-name="T6">Darwinizm'in bazı çevrelerden büyük destek görmesinin bir nedeni de budur: Bu sayede barbarca katliamlar yapanlar, insanlara hayvan gibi davrananlar, milletleri birbirler</text:span><text:span text:style-name="T7">ine düşürenler, </text:span><text:span text:style-name="T6">ı</text:span><text:span text:style-name="T5">rklar</text:span><text:span text:style-name="T6">ı</text:span><text:span text:style-name="T5">ndan dolay</text:span><text:span text:style-name="T6">ı</text:span><text:span text:style-name="T5"> insanlar</text:span><text:span text:style-name="T6">ı</text:span><text:span text:style-name="T5"> hakir görenler, haks</text:span><text:span text:style-name="T6">ı</text:span><text:span text:style-name="T7">z rekabetle küçük işletmeleri kapatt</text:span><text:span text:style-name="T6">ı</text:span><text:span text:style-name="T5">ranlar, fakirlere yard</text:span><text:span text:style-name="T6">ı</text:span><text:span text:style-name="T5">m elini uzatmayanlar art</text:span><text:span text:style-name="T6">ı</text:span><text:span text:style-name="T5">k k</text:span><text:span text:style-name="T6">ınanmayacak veya engellenemeyecektir. Çünkü onlar bunu sözde "bilimsel" bir doğa kanununa uyarak yapmaktadırlar. </text:span></text:p>
      <text:p text:style-name="P20"><text:span text:style-name="T6">Darwinizm bu nedenle son derece tehlikelidir ve günümüzde de toplumlara ve insanlığa zarar getiren ideoloji ve felsefelerin birçoğuna sözde bilimsel bir destek sağlamaktadır. Darwinizm'in bilimsel olarak çürütülmesi bu nedenle büyük bir önem taşımaktadır.</text:span></text:p>
      <text:p text:style-name="P10"/>
      <text:p text:style-name="P26"/>
      <text:p text:style-name="P3"><text:span text:style-name="T20">SONUÇ</text:span></text:p>
      <text:p text:style-name="P10"/>
      <text:p text:style-name="P10"/>
      <text:p text:style-name="P20"><text:span text:style-name="T6">Tüm canlılığı yaratanın alemlerin Rabbi Allah olduğu çok açık bir gerçektir. Çevresindeki canlılar ve kendi bedeni üzerinde biraz düşünen her insan bu açık gerçeği hemen görür ve kavrar. </text:span></text:p>
      <text:p text:style-name="P20"><text:span text:style-name="T6">Evrim teorisinin ise bilim ve akıl dışı bir iddia olduğu son derece açıktır. Kör tesadüflerin canlılıktaki kusursuz tasarımı meydana getiremeyeceği ortadadır. Bir plastik şişenin dahi tesadüfen meydana gelemeyeceğini kabul eden bazı insanlar, sadece Allah'ın varlığını inkar edebilmek, ateist ve materyalist dünya görüşünü yaşatabilmek uğruna, kusursuz ve olağanüstü kompleks tasarımlara sahip canlıların tesadüfen meydana geldiğini iddia edebilmektedirler. </text:span></text:p>
      <text:p text:style-name="P20"><text:span text:style-name="T6">Ancak, bu iddiaları artık kabul görmemektedir. 21. yüzyıl tüm insanlığın Allah'ın tek Yaratıcı Güç olduğunu kabul edeceği tarihi bir dönüm noktası olacaktır. 19. yüzyıl nasıl materyalist dünya görüşünün hakim edildiği bir yüzyıl olarak tarihe geçmişse, 21. yüzyıl da Allah'ın varlığına ve birliğine olan inancın güçlendiği bir dönüm noktası olarak tarihe geçecektir. Bir ayette Allah şöyle buyurmaktadır:</text:span></text:p>
      <text:p text:style-name="P4"/>
      <text:p text:style-name="P6"><text:span text:style-name="T4">De ki: "Siz, Allah'ın dışında taptığınız ortaklarınızı gördünüz mü? Bana haber verin; yerden neyi yaratmışlardır? Ya da onların göklerde bir ortaklığı mı var? Yoksa Biz onlara bir kitap vermişiz de onlar bundan (dolayı) apaçık bir belge üzerinde midirler? Hayır, zulmedenler, birbirlerine aldatmadan başka-sını vadetmiyorlar. (Fatır Suresi, 40)</text:span></text:p>
      <text:p text:style-name="P4"/>
      <text:p text:style-name="P10"/>
      <text:p text:style-name="P5"/>
      <text:p text:style-name="P5"/>
      <text:p text:style-name="P5"/>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ato" svg:font-family="Lat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ato1" svg:font-family="Lato" style:font-family-generic="system" style:font-pitch="variable"/>
    <style:font-face style:name="Liberation Serif1" svg:font-family="'Liberation Serif'"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Times New Roman1" svg:font-family="'Times New Roman'" style:font-family-generic="system" style:font-pitch="variable"/>
    <style:font-face style:name="Times New Roman CE" svg:font-family="'Times New Roman CE'" style:font-family-generic="system" style:font-pitch="variable"/>
    <style:font-face style:name="Times New Roman Tur" svg:font-family="'Times New Roman Tu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style:use-window-font-color="true" style:font-name="New York" fo:font-family="'New York'" style:font-family-generic="roman" style:font-pitch="variable" fo:font-size="12pt" fo:language="en" fo:country="US" style:letter-kerning="true" style:font-name-asian="New York1" style:font-family-asian="'New York'"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name-asian="Lohit Hindi" style:font-family-asian="'Lohit Hindi'" style:font-family-generic-asian="system" style:font-pitch-asian="variable" style:font-size-asian="14pt" style:language-asian="zh" style:country-asian="CN"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text-properties style:language-asian="zh" style:country-asian="CN"/>
    </style:style>
    <style:style style:name="List" style:family="paragraph" style:parent-style-name="Text_20_body" style:default-outline-level="" style:class="list">
      <style:paragraph-properties fo:margin-top="0cm" fo:margin-bottom="0.247cm" loext:contextual-spacing="false" fo:line-height="115%"/>
      <style:text-properties style:font-name-asian="Lohit Hindi" style:font-family-asian="'Lohit Hindi'" style:font-family-generic-asian="system" style:font-pitch-asian="variable" style:language-asian="zh" style:country-asian="CN"/>
    </style:style>
    <style:style style:name="Caption" style:family="paragraph" style:parent-style-name="Standard" style:default-outline-level="" style:class="extra">
      <style:paragraph-properties fo:margin-top="0.212cm" fo:margin-bottom="0.212cm" loext:contextual-spacing="false"/>
      <style:text-properties fo:font-style="italic" style:font-name-asian="Lohit Hindi" style:font-family-asian="'Lohit Hindi'" style:font-family-generic-asian="system" style:font-pitch-asian="variable" style:language-asian="zh" style:country-asian="CN" style:font-style-asian="italic" style:font-style-complex="italic"/>
    </style:style>
    <style:style style:name="Index" style:family="paragraph" style:parent-style-name="Standard" style:default-outline-level="" style:class="index">
      <style:text-properties style:font-name-asian="Lohit Hindi" style:font-family-asian="'Lohit Hindi'" style:font-family-generic-asian="system" style:font-pitch-asian="variable" style:language-asian="zh" style:country-asian="CN"/>
    </style:style>
    <style:style style:name="Heading_20_1" style:display-name="Heading 1" style:family="paragraph" style:parent-style-name="Heading" style:default-outline-level="1"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8pt" fo:font-weight="bold" style:font-name-asian="Lohit Hindi" style:font-family-asian="'Lohit Hindi'" style:font-family-generic-asian="system" style:font-pitch-asian="variable" style:font-size-asian="18pt" style:language-asian="zh" style:country-asian="CN" style:font-weight-asian="bold" style:font-size-complex="18pt" style:font-weight-complex="bold"/>
    </style:style>
    <style:style style:name="DocumentMap" style:family="paragraph" style:default-outline-level="">
      <style:paragraph-properties fo:text-align="start" style:justify-single-word="false" fo:orphans="2" fo:widows="2" fo:hyphenation-ladder-count="no-limit" style:vertical-align="auto" style:writing-mode="lr-tb"/>
      <style:text-properties style:use-window-font-color="true" style:font-name="Times New Roman" fo:font-family="'Times New Roman'" style:font-family-generic="roman" style:font-pitch="variable" fo:font-size="10pt" fo:language="tr" fo:country="TR" style:letter-kerning="true" style:font-name-asian="Times New Roman1" style:font-family-asian="'Times New Roman'" style:font-family-generic-asian="system" style:font-pitch-asian="variable" style:font-size-asian="10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metin" style:family="paragraph" style:parent-style-name="Standard" style:default-outline-level="">
      <style:paragraph-properties fo:margin-left="0.499cm" fo:margin-right="0cm" fo:line-height="0.423cm" fo:text-align="justify" style:justify-single-word="false" fo:text-indent="0cm" style:auto-text-indent="false"/>
      <style:text-properties fo:font-size="8pt" style:font-size-asian="8pt" style:language-asian="zh" style:country-asian="CN"/>
    </style:style>
    <style:style style:name="yeniarabaslik" style:family="paragraph" style:parent-style-name="Standard" style:default-outline-level="">
      <style:paragraph-properties fo:margin-left="0cm" fo:margin-right="0.3cm" fo:margin-top="0cm" fo:margin-bottom="0cm" loext:contextual-spacing="false" fo:line-height="0.423cm" fo:text-align="justify" style:justify-single-word="false" fo:text-indent="1cm" style:auto-text-indent="false"/>
      <style:text-properties style:font-name="Lato" fo:font-family="Lato" style:font-family-generic="roman" style:font-pitch="variable" fo:font-size="10pt" fo:letter-spacing="0.026cm" style:font-size-asian="10pt" style:language-asian="zh" style:country-asian="CN"/>
    </style:style>
    <style:style style:name="Title" style:family="paragraph" style:parent-style-name="Heading" style:default-outline-level="" style:class="chapter">
      <style:paragraph-properties fo:margin-top="0.423cm" fo:margin-bottom="0.212cm" loext:contextual-spacing="false" fo:text-align="center" style:justify-single-word="false" fo:keep-with-next="always"/>
      <style:text-properties style:font-name="Liberation Sans1" fo:font-family="'Liberation Sans'" style:font-family-generic="roman" style:font-pitch="variable" fo:font-size="28pt" fo:font-weight="bold" style:font-name-asian="Lohit Hindi" style:font-family-asian="'Lohit Hindi'" style:font-family-generic-asian="system" style:font-pitch-asian="variable" style:font-size-asian="28pt" style:language-asian="zh" style:country-asian="CN" style:font-weight-asian="bold" style:font-size-complex="28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50 MADDEDE EVRİM TEORİSİNİN ÇÖKÜŞÜ</dc:title>
    <dc:subject>50 MADDEDEEVRİMTEORİSİNİNÇÖKÜŞÜ</dc:subject>
    <meta:initial-creator>HARUN YAHYA</meta:initial-creator>
    <meta:creation-date>2003-06-12T22:53:00</meta:creation-date>
    <dc:date>2019-10-03T22:34:00</dc:date>
    <meta:document-statistic meta:table-count="0" meta:image-count="0" meta:object-count="0" meta:page-count="29" meta:paragraph-count="291" meta:word-count="7388" meta:character-count="58283" meta:non-whitespace-character-count="51082"/>
    <meta:generator>LibreOffice/6.3.1.2$Linux_X86_64 LibreOffice_project/719a3c9f9f3df544b88e82b21cfd144f55df48d0</meta:generator>
    <meta:user-defined meta:name="Operator">A A</meta:user-defined>
  </office:meta>
</office:document-meta>
</file>